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4.6cm" table:align="left"/>
    </style:style>
    <style:style style:name="Tabela3.A" style:family="table-column">
      <style:table-column-properties style:column-width="2.395cm"/>
    </style:style>
    <style:style style:name="Tabela3.B" style:family="table-column">
      <style:table-column-properties style:column-width="2.2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8.805cm" table:align="left"/>
    </style:style>
    <style:style style:name="Tabela4.A" style:family="table-column">
      <style:table-column-properties style:column-width="4.807cm"/>
    </style:style>
    <style:style style:name="Tabela4.B" style:family="table-column">
      <style:table-column-properties style:column-width="3.9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8.805cm" table:align="left"/>
    </style:style>
    <style:style style:name="Tabela5.A" style:family="table-column">
      <style:table-column-properties style:column-width="4.807cm"/>
    </style:style>
    <style:style style:name="Tabela5.B" style:family="table-column">
      <style:table-column-properties style:column-width="3.9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b9021" officeooo:paragraph-rsid="000b902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e3131" officeooo:paragraph-rsid="000e3131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1020a4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ecc4" officeooo:paragraph-rsid="001c527d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2c5a6" officeooo:paragraph-rsid="0012c5a6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4fed" officeooo:paragraph-rsid="00144fed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52bb" officeooo:paragraph-rsid="001452b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34f6" officeooo:paragraph-rsid="001634f6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bf87" officeooo:paragraph-rsid="0016bf87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83c55" officeooo:paragraph-rsid="00183c55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1b28" officeooo:paragraph-rsid="001a1b2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e507" officeooo:paragraph-rsid="001ae507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1fb153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2282a4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1fb153" officeooo:paragraph-rsid="00214cb5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14cb5" officeooo:paragraph-rsid="00214cb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282a4" officeooo:paragraph-rsid="001fb153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282a4" officeooo:paragraph-rsid="002282a4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45c50" officeooo:paragraph-rsid="00245c50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1b83" officeooo:paragraph-rsid="00261b83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223e" officeooo:paragraph-rsid="0026223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81ba" officeooo:paragraph-rsid="002681ba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f56a" officeooo:paragraph-rsid="0026f56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91f52" officeooo:paragraph-rsid="00291f52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b2507" officeooo:paragraph-rsid="002b2507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c6932" officeooo:paragraph-rsid="002c6932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da822" officeooo:paragraph-rsid="002da82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f0e1e" officeooo:paragraph-rsid="002f0e1e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072ab" officeooo:paragraph-rsid="003072ab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5f0f" officeooo:paragraph-rsid="00315f0f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7731" officeooo:paragraph-rsid="00317731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d4648" officeooo:paragraph-rsid="003d4648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052b3" officeooo:paragraph-rsid="004052b3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f9100" officeooo:paragraph-rsid="000f9100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e3131" officeooo:paragraph-rsid="000e3131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3ee881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4069f5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20a4" officeooo:paragraph-rsid="001020a4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1a92" officeooo:paragraph-rsid="00101a92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1ecc4" officeooo:paragraph-rsid="0011ecc4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83c55" officeooo:paragraph-rsid="00183c55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ae507" officeooo:paragraph-rsid="001ae507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e4e5e" officeooo:paragraph-rsid="002282a4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fb153" officeooo:paragraph-rsid="002282a4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1fb153" officeooo:paragraph-rsid="00214cb5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223e" fo:background-color="transparent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81ba" officeooo:paragraph-rsid="002681ba" fo:background-color="transparent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a4aa5" officeooo:paragraph-rsid="002a4aa5" fo:background-color="transparent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5f0f" officeooo:paragraph-rsid="00315f0f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67e2" officeooo:paragraph-rsid="003167e2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7731" officeooo:paragraph-rsid="00317731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70c3" officeooo:paragraph-rsid="003e70c3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069f5" officeooo:paragraph-rsid="004069f5" fo:background-color="transparent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2282a4" fo:background-color="#ff8000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1e4e5e" officeooo:paragraph-rsid="001e4e5e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16a5" officeooo:paragraph-rsid="003316a5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a814" officeooo:paragraph-rsid="0033a814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2ee246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378a36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bd56f" officeooo:paragraph-rsid="003bd56f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16a5" officeooo:paragraph-rsid="003316a5" fo:background-color="transparent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a814" officeooo:paragraph-rsid="0033a814" fo:background-color="transparent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78a36" officeooo:paragraph-rsid="00378a36" fo:background-color="transparent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ac07b" officeooo:paragraph-rsid="003ac07b" fo:background-color="transparent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Courier New" fo:font-weight="bold" officeooo:rsid="000b9021" officeooo:paragraph-rsid="000b9021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Courier New" officeooo:rsid="000b9021" officeooo:paragraph-rsid="000b9021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b9021" officeooo:paragraph-rsid="000b9021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4fed" officeooo:paragraph-rsid="00144fed" fo:background-color="#1e1e1e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style:line-height-at-least="0.503cm"/>
      <style:text-properties style:font-name="Courier New" fo:font-size="10pt" fo:font-weight="normal" fo:background-color="#1e1e1e" style:font-size-asian="10pt" style:font-size-complex="10pt"/>
    </style:style>
    <style:style style:name="P87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34f6" officeooo:paragraph-rsid="001634f6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bf87" officeooo:paragraph-rsid="0016bf87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Courier New" fo:font-size="10pt" fo:font-weight="normal" officeooo:rsid="00183c55" officeooo:paragraph-rsid="00183c55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Courier New" fo:font-size="10pt" officeooo:rsid="001634f6" officeooo:paragraph-rsid="001634f6" style:font-size-asian="10pt" style:font-size-complex="10pt"/>
    </style:style>
    <style:style style:name="P9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b9021" officeooo:paragraph-rsid="000b9021" fo:background-color="#1e1e1e" style:font-size-asian="10pt" style:font-size-complex="10pt"/>
    </style:style>
    <style:style style:name="P9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93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94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3d4648" fo:background-color="#1e1e1e" style:font-size-asian="10pt" style:font-size-complex="10pt"/>
    </style:style>
    <style:style style:name="P95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b2507" officeooo:paragraph-rsid="002b2507" fo:background-color="#1e1e1e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6932" fo:background-color="#1e1e1e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b4f9" fo:background-color="#1e1e1e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da822" officeooo:paragraph-rsid="002da822" fo:background-color="#1e1e1e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7731" officeooo:paragraph-rsid="00317731" fo:background-color="#1e1e1e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052b3" officeooo:paragraph-rsid="004052b3" fo:background-color="#1e1e1e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67e2" officeooo:paragraph-rsid="003167e2" fo:background-color="#1e1e1e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70c3" officeooo:paragraph-rsid="003e70c3" fo:background-color="#1e1e1e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3a814" officeooo:paragraph-rsid="0033a814" fo:background-color="#1e1e1e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78a36" officeooo:paragraph-rsid="002ee246" fo:background-color="#1e1e1e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08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315f0f" officeooo:paragraph-rsid="00315f0f" fo:background-color="#1e1e1e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d4d4d4"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11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fo:font-weight="normal" fo:background-color="#1e1e1e" style:font-size-asian="10pt" style:font-size-complex="10pt"/>
    </style:style>
    <style:style style:name="P112" style:family="paragraph" style:parent-style-name="Standard">
      <style:paragraph-properties fo:text-align="justify" style:justify-single-word="false"/>
      <style:text-properties fo:font-size="10pt" officeooo:rsid="000b9021" officeooo:paragraph-rsid="000b9021" style:font-size-asian="10pt" style:font-size-complex="10pt"/>
    </style:style>
    <style:style style:name="P113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14" style:family="paragraph" style:parent-style-name="Standard">
      <style:paragraph-properties fo:text-align="justify" style:justify-single-word="false"/>
      <style:text-properties fo:font-weight="normal" officeooo:rsid="0016bf87" officeooo:paragraph-rsid="0016bf87" style:font-weight-asian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weight="normal" officeooo:rsid="00183c55" officeooo:paragraph-rsid="00183c55" style:font-weight-asian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weight="normal" officeooo:rsid="0012c5a6" officeooo:paragraph-rsid="0012c5a6" fo:background-color="transparent" style:font-weight-asian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font-weight="normal" officeooo:rsid="00144fed" officeooo:paragraph-rsid="00144fed" fo:background-color="transparent" style:font-weight-asian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weight="normal" officeooo:rsid="001452bb" officeooo:paragraph-rsid="001452bb" fo:background-color="transparent" style:font-weight-asian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font-weight="normal" officeooo:rsid="001a1b28" officeooo:paragraph-rsid="001a1b28" fo:background-color="transparent" style:font-weight-asian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font-weight="bold" officeooo:rsid="001634f6" officeooo:paragraph-rsid="001634f6" style:font-weight-asian="bold" style:font-weight-complex="bold"/>
    </style:style>
    <style:style style:name="P121" style:family="paragraph" style:parent-style-name="Standard">
      <style:paragraph-properties fo:text-align="justify" style:justify-single-word="false"/>
      <style:text-properties officeooo:rsid="001452bb" officeooo:paragraph-rsid="001452bb"/>
    </style:style>
    <style:style style:name="P122" style:family="paragraph" style:parent-style-name="Standard">
      <style:paragraph-properties fo:text-align="justify" style:justify-single-word="false"/>
      <style:text-properties officeooo:rsid="001634f6" officeooo:paragraph-rsid="001634f6"/>
    </style:style>
    <style:style style:name="P123" style:family="paragraph" style:parent-style-name="Standard">
      <style:paragraph-properties style:line-height-at-least="0.503cm"/>
      <style:text-properties fo:color="#ce9178" style:font-name="Droid Sans Mono" fo:font-size="12pt" fo:font-weight="normal" fo:background-color="#1e1e1e" style:font-size-asian="10.5pt" style:font-size-complex="12pt"/>
    </style:style>
    <style:style style:name="P124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125" style:family="paragraph" style:parent-style-name="Table_20_Contents">
      <style:paragraph-properties fo:text-align="center" style:justify-single-word="false"/>
      <style:text-properties style:font-name="Courier New" fo:font-size="12pt" officeooo:rsid="00214cb5" officeooo:paragraph-rsid="00214cb5" style:font-size-asian="12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style:font-name="Courier New" fo:font-size="12pt" officeooo:rsid="002282a4" officeooo:paragraph-rsid="002282a4" style:font-size-asian="12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style:font-name="Courier New" fo:font-size="12pt" officeooo:rsid="0026223e" officeooo:paragraph-rsid="0026223e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214cb5" officeooo:paragraph-rsid="00214cb5" style:font-size-asian="12pt" style:font-weight-asian="bold" style:font-size-complex="12pt" style:font-weight-complex="bold"/>
    </style:style>
    <style:style style:name="P130" style:family="paragraph" style:parent-style-name="Standard" style:list-style-name="L1">
      <style:paragraph-properties fo:text-align="justify" style:justify-single-word="false"/>
      <style:text-properties style:font-name="Courier New" fo:font-weight="bold" officeooo:rsid="000b9021" officeooo:paragraph-rsid="000b9021" fo:background-color="#ff8000" style:font-weight-asian="bold" style:font-weight-complex="bold"/>
    </style:style>
    <style:style style:name="P131" style:family="paragraph" style:parent-style-name="Standard" style:list-style-name="L2">
      <style:paragraph-properties fo:text-align="justify" style:justify-single-word="false"/>
      <style:text-properties fo:color="#000000" style:font-name="Courier New" fo:font-size="12pt" fo:font-weight="bold" officeooo:rsid="000e3131" officeooo:paragraph-rsid="000e3131" fo:background-color="#ff8000" style:font-size-asian="12pt" style:font-weight-asian="bold" style:font-size-complex="12pt" style:font-weight-complex="bold"/>
    </style:style>
    <style:style style:name="P132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133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#ff8000" style:font-size-asian="12pt" style:font-weight-asian="bold" style:font-size-complex="12pt" style:font-weight-complex="bold"/>
    </style:style>
    <style:style style:name="P134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#ff8000" style:font-size-asian="12pt" style:font-weight-asian="bold" style:font-size-complex="12pt" style:font-weight-complex="bold"/>
    </style:style>
    <style:style style:name="P135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91f52" officeooo:paragraph-rsid="00291f52" fo:background-color="#ff8000" style:font-size-asian="12pt" style:font-weight-asian="bold" style:font-size-complex="12pt" style:font-weight-complex="bold"/>
    </style:style>
    <style:style style:name="P136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ee246" officeooo:paragraph-rsid="002ee246" fo:background-color="#ff8000" style:font-size-asian="12pt" style:font-weight-asian="bold" style:font-size-complex="12pt" style:font-weight-complex="bold"/>
    </style:style>
    <style:style style:name="P137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78a36" fo:background-color="#ff8000" style:font-size-asian="12pt" style:font-weight-asian="bold" style:font-size-complex="12pt" style:font-weight-complex="bold"/>
    </style:style>
    <style:style style:name="P138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139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#ff8000" style:font-size-asian="12pt" style:font-weight-asian="bold" style:font-size-complex="12pt" style:font-weight-complex="bold"/>
    </style:style>
    <style:style style:name="P140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052b3" officeooo:paragraph-rsid="004052b3" fo:background-color="#ff8000" style:font-size-asian="12pt" style:font-weight-asian="bold" style:font-size-complex="12pt" style:font-weight-complex="bold"/>
    </style:style>
    <style:style style:name="P141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43d421" fo:background-color="#ff8000" style:font-size-asian="12pt" style:font-weight-asian="bold" style:font-size-complex="12pt" style:font-weight-complex="bold"/>
    </style:style>
    <style:style style:name="P142" style:family="paragraph" style:parent-style-name="Standard" style:list-style-name="L5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143" style:family="paragraph" style:parent-style-name="Standard" style:list-style-name="L6">
      <style:paragraph-properties fo:text-align="justify" style:justify-single-word="false"/>
      <style:text-properties fo:color="#000000" style:font-name="Courier New" fo:font-size="12pt" fo:font-weight="bold" officeooo:rsid="001452bb" officeooo:paragraph-rsid="001452bb" fo:background-color="transparent" style:font-size-asian="12pt" style:font-weight-asian="bold" style:font-size-complex="12pt" style:font-weight-complex="bold"/>
    </style:style>
    <style:style style:name="P144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145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146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transparent" style:font-size-asian="12pt" style:font-weight-asian="bold" style:font-size-complex="12pt" style:font-weight-complex="bold"/>
    </style:style>
    <style:style style:name="P147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148" style:family="paragraph" style:parent-style-name="Standard" style:list-style-name="L11">
      <style:paragraph-properties fo:text-align="justify" style:justify-single-word="false"/>
      <style:text-properties fo:color="#000000" style:font-name="Courier New" fo:font-size="12pt" fo:font-weight="bold" officeooo:rsid="002b2507" officeooo:paragraph-rsid="002b2507" fo:background-color="transparent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069f5" officeooo:paragraph-rsid="0043d421" fo:background-color="transparent" style:font-size-asian="12pt" style:font-weight-asian="bold" style:font-size-complex="12pt" style:font-weight-complex="bold"/>
    </style:style>
    <style:style style:name="P150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151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020a4" fo:background-color="transparent" style:font-size-asian="12pt" style:font-weight-asian="normal" style:font-size-complex="12pt" style:font-weight-complex="normal"/>
    </style:style>
    <style:style style:name="P152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53" style:family="paragraph" style:parent-style-name="Standard" style:list-style-name="L10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70c3" officeooo:paragraph-rsid="003e70c3" fo:background-color="transparent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e881" officeooo:paragraph-rsid="003e70c3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38313" officeooo:paragraph-rsid="004052b3" fo:background-color="transparent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4069f5" officeooo:paragraph-rsid="003ee881" fo:background-color="transparent" style:font-size-asian="12pt" style:font-weight-asian="bold" style:font-size-complex="12pt" style:font-weight-complex="bold"/>
    </style:style>
    <style:style style:name="P159" style:family="paragraph" style:parent-style-name="Standard" style:list-style-name="L3">
      <style:paragraph-properties fo:text-align="justify" style:justify-single-word="false"/>
      <style:text-properties officeooo:paragraph-rsid="00101a92"/>
    </style:style>
    <style:style style:name="P160" style:family="paragraph" style:parent-style-name="Standard" style:list-style-name="L4">
      <style:paragraph-properties fo:text-align="justify" style:justify-single-word="false"/>
      <style:text-properties officeooo:paragraph-rsid="0011ecc4"/>
    </style:style>
    <style:style style:name="P161" style:family="paragraph" style:parent-style-name="Standard">
      <style:paragraph-properties fo:text-align="justify" style:justify-single-word="false"/>
      <style:text-properties fo:color="#80808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weight="normal" fo:background-color="#1e1e1e" loext:char-shading-value="0"/>
    </style:style>
    <style:style style:name="T3" style:family="text">
      <style:text-properties fo:color="#9cdcfe" fo:font-weight="normal" fo:background-color="#1e1e1e" loext:char-shading-value="0"/>
    </style:style>
    <style:style style:name="T4" style:family="text">
      <style:text-properties fo:color="#9cdcfe" fo:background-color="#1e1e1e" loext:char-shading-value="0"/>
    </style:style>
    <style:style style:name="T5" style:family="text">
      <style:text-properties fo:color="#9cdcfe" officeooo:rsid="002cb4f9"/>
    </style:style>
    <style:style style:name="T6" style:family="text">
      <style:text-properties fo:color="#9cdcfe" officeooo:rsid="003d4648"/>
    </style:style>
    <style:style style:name="T7" style:family="text">
      <style:text-properties fo:color="#9cdcfe" style:font-weight-asian="normal" style:font-weight-complex="normal"/>
    </style:style>
    <style:style style:name="T8" style:family="text">
      <style:text-properties fo:color="#9cdcfe" officeooo:rsid="003ee881" style:font-weight-asian="normal" style:font-weight-complex="normal"/>
    </style:style>
    <style:style style:name="T9" style:family="text">
      <style:text-properties fo:color="#d4d4d4"/>
    </style:style>
    <style:style style:name="T10" style:family="text">
      <style:text-properties fo:color="#d4d4d4" style:font-name="Droid Sans Mono" fo:font-weight="normal" fo:background-color="#1e1e1e" loext:char-shading-value="0"/>
    </style:style>
    <style:style style:name="T11" style:family="text">
      <style:text-properties fo:color="#d4d4d4" fo:font-weight="normal" fo:background-color="#1e1e1e" loext:char-shading-value="0"/>
    </style:style>
    <style:style style:name="T12" style:family="text">
      <style:text-properties fo:color="#d4d4d4" fo:background-color="#1e1e1e" loext:char-shading-value="0"/>
    </style:style>
    <style:style style:name="T13" style:family="text">
      <style:text-properties fo:color="#dcdcaa"/>
    </style:style>
    <style:style style:name="T14" style:family="text">
      <style:text-properties fo:color="#dcdcaa" style:font-name="Droid Sans Mono" fo:font-weight="normal" fo:background-color="#1e1e1e" loext:char-shading-value="0"/>
    </style:style>
    <style:style style:name="T15" style:family="text">
      <style:text-properties fo:color="#dcdcaa" fo:font-weight="normal" fo:background-color="#1e1e1e" loext:char-shading-value="0"/>
    </style:style>
    <style:style style:name="T16" style:family="text">
      <style:text-properties fo:color="#dcdcaa" fo:background-color="#1e1e1e" loext:char-shading-value="0"/>
    </style:style>
    <style:style style:name="T17" style:family="text">
      <style:text-properties fo:color="#ce9178"/>
    </style:style>
    <style:style style:name="T18" style:family="text">
      <style:text-properties fo:color="#ce9178" style:font-name="Droid Sans Mono" fo:font-weight="normal" fo:background-color="#1e1e1e" loext:char-shading-value="0"/>
    </style:style>
    <style:style style:name="T19" style:family="text">
      <style:text-properties fo:color="#ce9178" fo:font-weight="normal" fo:background-color="#1e1e1e" loext:char-shading-value="0"/>
    </style:style>
    <style:style style:name="T20" style:family="text">
      <style:text-properties fo:color="#ce9178" fo:background-color="#1e1e1e" loext:char-shading-value="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1a92" style:font-weight-asian="bold" style:font-weight-complex="bold"/>
    </style:style>
    <style:style style:name="T23" style:family="text">
      <style:text-properties fo:font-weight="bold" officeooo:rsid="001020a4" style:font-weight-asian="bold" style:font-weight-complex="bold"/>
    </style:style>
    <style:style style:name="T24" style:family="text">
      <style:text-properties fo:font-weight="bold" officeooo:rsid="001e4e5e" style:font-weight-asian="bold" style:font-weight-complex="bold"/>
    </style:style>
    <style:style style:name="T25" style:family="text">
      <style:text-properties fo:font-weight="bold" officeooo:rsid="002f0e1e" style:font-weight-asian="bold" style:font-weight-complex="bold"/>
    </style:style>
    <style:style style:name="T26" style:family="text">
      <style:text-properties officeooo:rsid="000e3131"/>
    </style:style>
    <style:style style:name="T27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Courier New" fo:font-size="12pt" fo:font-weight="normal" officeooo:rsid="00101a9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fo:color="#000000" style:font-name="Courier New" fo:font-size="12pt" fo:font-weight="bold" officeooo:rsid="00101a92" fo:background-color="transparent" loext:char-shading-value="0" style:font-size-asian="12pt" style:font-weight-asian="bold" style:font-size-complex="12pt" style:font-weight-complex="bold"/>
    </style:style>
    <style:style style:name="T31" style:family="text">
      <style:text-properties fo:color="#000000" style:font-name="Courier New" fo:font-size="12pt" fo:font-weight="bold" officeooo:rsid="000e3131" fo:background-color="#ff8000" loext:char-shading-value="0" style:font-size-asian="12pt" style:font-weight-asian="bold" style:font-size-complex="12pt" style:font-weight-complex="bold"/>
    </style:style>
    <style:style style:name="T32" style:family="text">
      <style:text-properties fo:color="#000000" style:font-name="Courier New" fo:font-size="12pt" fo:font-weight="bold" officeooo:rsid="0011ecc4" fo:background-color="#ff8000" loext:char-shading-value="0" style:font-size-asian="12pt" style:font-weight-asian="bold" style:font-size-complex="12pt" style:font-weight-complex="bold"/>
    </style:style>
    <style:style style:name="T33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35" style:family="text">
      <style:text-properties fo:color="#000000" style:font-name="Courier New" fo:font-size="12pt" officeooo:rsid="0016bf87" fo:background-color="transparent" loext:char-shading-value="0" style:font-size-asian="12pt" style:font-size-complex="12pt"/>
    </style:style>
    <style:style style:name="T36" style:family="text">
      <style:text-properties fo:color="#000000" style:font-name="Courier New" fo:font-size="12pt" officeooo:rsid="00183c55" fo:background-color="transparent" loext:char-shading-value="0" style:font-size-asian="12pt" style:font-size-complex="12pt"/>
    </style:style>
    <style:style style:name="T37" style:family="text">
      <style:text-properties fo:color="#000000" style:font-name="Courier New" fo:font-size="12pt" style:font-size-asian="12pt" style:font-size-complex="12pt"/>
    </style:style>
    <style:style style:name="T38" style:family="text">
      <style:text-properties fo:color="#000000" style:font-name="Courier New" fo:font-size="12pt" officeooo:rsid="001c527d" style:font-size-asian="12pt" style:font-size-complex="12pt"/>
    </style:style>
    <style:style style:name="T39" style:family="text">
      <style:text-properties fo:color="#000000" fo:font-weight="normal" fo:background-color="transparent" loext:char-shading-value="0" style:font-weight-asian="normal" style:font-weight-complex="normal"/>
    </style:style>
    <style:style style:name="T40" style:family="text">
      <style:text-properties fo:color="#000000" fo:font-weight="normal" officeooo:rsid="001e4e5e" fo:background-color="transparent" loext:char-shading-value="0" style:font-weight-asian="normal" style:font-weight-complex="normal"/>
    </style:style>
    <style:style style:name="T41" style:family="text">
      <style:text-properties officeooo:rsid="001020a4"/>
    </style:style>
    <style:style style:name="T42" style:family="text">
      <style:text-properties style:font-weight-asian="normal" style:font-weight-complex="normal"/>
    </style:style>
    <style:style style:name="T43" style:family="text">
      <style:text-properties officeooo:rsid="001020a4" style:font-weight-asian="normal" style:font-weight-complex="normal"/>
    </style:style>
    <style:style style:name="T44" style:family="text">
      <style:text-properties officeooo:rsid="003ee881" style:font-weight-asian="normal" style:font-weight-complex="normal"/>
    </style:style>
    <style:style style:name="T45" style:family="text">
      <style:text-properties officeooo:rsid="0011ecc4"/>
    </style:style>
    <style:style style:name="T46" style:family="text">
      <style:text-properties fo:color="#569cd6"/>
    </style:style>
    <style:style style:name="T47" style:family="text">
      <style:text-properties fo:color="#569cd6" fo:background-color="#1e1e1e" loext:char-shading-value="0"/>
    </style:style>
    <style:style style:name="T48" style:family="text">
      <style:text-properties fo:color="#569cd6" style:text-underline-style="none" officeooo:rsid="00378a36" fo:background-color="#ffffff" loext:char-shading-value="0" style:font-weight-asian="normal" style:font-weight-complex="normal"/>
    </style:style>
    <style:style style:name="T49" style:family="text">
      <style:text-properties fo:color="#569cd6" style:font-weight-asian="normal" style:font-weight-complex="normal"/>
    </style:style>
    <style:style style:name="T50" style:family="text">
      <style:text-properties fo:color="#4ec9b0"/>
    </style:style>
    <style:style style:name="T51" style:family="text">
      <style:text-properties fo:color="#4ec9b0" fo:font-weight="normal" fo:background-color="#1e1e1e" loext:char-shading-value="0"/>
    </style:style>
    <style:style style:name="T52" style:family="text">
      <style:text-properties fo:color="#6a9955" fo:font-weight="normal" fo:background-color="#1e1e1e" loext:char-shading-value="0"/>
    </style:style>
    <style:style style:name="T53" style:family="text">
      <style:text-properties fo:color="#4fc1ff"/>
    </style:style>
    <style:style style:name="T54" style:family="text">
      <style:text-properties fo:color="#4fc1ff" fo:background-color="#1e1e1e" loext:char-shading-value="0"/>
    </style:style>
    <style:style style:name="T55" style:family="text">
      <style:text-properties officeooo:rsid="001e4e5e"/>
    </style:style>
    <style:style style:name="T56" style:family="text">
      <style:text-properties officeooo:rsid="001fb153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3bd56f" style:font-weight-asian="normal" style:font-weight-complex="normal"/>
    </style:style>
    <style:style style:name="T59" style:family="text">
      <style:text-properties officeooo:rsid="00214cb5"/>
    </style:style>
    <style:style style:name="T60" style:family="text">
      <style:text-properties officeooo:rsid="0026223e"/>
    </style:style>
    <style:style style:name="T61" style:family="text">
      <style:text-properties officeooo:rsid="002681ba"/>
    </style:style>
    <style:style style:name="T62" style:family="text">
      <style:text-properties officeooo:rsid="0026f56a"/>
    </style:style>
    <style:style style:name="T63" style:family="text">
      <style:text-properties officeooo:rsid="00291f52"/>
    </style:style>
    <style:style style:name="T64" style:family="text">
      <style:text-properties fo:color="#b5cea8"/>
    </style:style>
    <style:style style:name="T65" style:family="text">
      <style:text-properties fo:color="#b5cea8" style:font-weight-asian="normal" style:font-weight-complex="normal"/>
    </style:style>
    <style:style style:name="T66" style:family="text">
      <style:text-properties fo:color="#b5cea8" officeooo:rsid="003ee881" style:font-weight-asian="normal" style:font-weight-complex="normal"/>
    </style:style>
    <style:style style:name="T67" style:family="text">
      <style:text-properties fo:color="#808080"/>
    </style:style>
    <style:style style:name="T68" style:family="text">
      <style:text-properties officeooo:rsid="002ee246"/>
    </style:style>
    <style:style style:name="T69" style:family="text">
      <style:text-properties officeooo:rsid="0035aaa1"/>
    </style:style>
    <style:style style:name="T70" style:family="text">
      <style:text-properties officeooo:rsid="00377bf0"/>
    </style:style>
    <style:style style:name="T71" style:family="text">
      <style:text-properties fo:color="#c586c0"/>
    </style:style>
    <style:style style:name="T72" style:family="text">
      <style:text-properties style:text-underline-style="none"/>
    </style:style>
    <style:style style:name="T73" style:family="text">
      <style:text-properties style:text-underline-style="none" officeooo:rsid="00378a36" fo:background-color="#ffffff" loext:char-shading-value="0" style:font-weight-asian="normal" style:font-weight-complex="normal"/>
    </style:style>
    <style:style style:name="T74" style:family="text">
      <style:text-properties style:text-underline-style="none" officeooo:rsid="004069f5"/>
    </style:style>
    <style:style style:name="T75" style:family="text">
      <style:text-properties officeooo:rsid="003e4118"/>
    </style:style>
    <style:style style:name="T76" style:family="text">
      <style:text-properties fo:color="#d7ba7d"/>
    </style:style>
    <style:style style:name="T77" style:family="text">
      <style:text-properties fo:color="#d7ba7d" style:font-weight-asian="normal" style:font-weight-complex="normal"/>
    </style:style>
    <style:style style:name="T78" style:family="text">
      <style:text-properties officeooo:rsid="003ee881"/>
    </style:style>
    <style:style style:name="T79" style:family="text">
      <style:text-properties officeooo:rsid="004052b3"/>
    </style:style>
    <style:style style:name="T80" style:family="text">
      <style:text-properties officeooo:rsid="0043d421"/>
    </style:style>
    <style:style style:name="T81" style:family="text">
      <style:text-properties style:text-underline-style="solid" style:text-underline-width="auto" style:text-underline-color="font-color" officeooo:rsid="0043d42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Curso em Vídeo</text:p>
      <text:p text:style-name="P83">JavaScript</text:p>
      <text:list xml:id="list1991399309" text:style-name="L1">
        <text:list-item>
          <text:p text:style-name="P130">Aula 04 – <text:span text:style-name="T45">Criando o seu primeir script</text:span></text:p>
        </text:list-item>
      </text:list>
      <text:p text:style-name="P81"/>
      <text:p text:style-name="P82"><text:span text:style-name="T21">window.alert</text:span> – para exibir uma janela com uma mensagem.</text:p>
      <text:p text:style-name="P112"><text:span text:style-name="T2">window</text:span><text:span text:style-name="T10">.</text:span><text:span text:style-name="T14">alert</text:span><text:span text:style-name="T10">(</text:span><text:span text:style-name="T18">'Minha primeira mensagem'</text:span><text:span text:style-name="T10">)</text:span></text:p>
      <text:p text:style-name="P1"/>
      <text:p text:style-name="P1"><text:span text:style-name="T21">window.confirm</text:span> – <text:span text:style-name="T26">para exibir uma janela com uma pergunta.</text:span></text:p>
      <text:p text:style-name="P91"><text:span text:style-name="T1">window</text:span>.<text:span text:style-name="T13">confirm</text:span>(<text:span text:style-name="T17">'Está gostando de JS?'</text:span>)</text:p>
      <text:p text:style-name="P1"/>
      <text:p text:style-name="P2"><text:span text:style-name="T21">window.prompt</text:span> – para exibir uma janela para o usuário preencher com texto.</text:p>
      <text:p text:style-name="P92"><text:span text:style-name="T1">window</text:span>.<text:span text:style-name="T13">prompt</text:span>(<text:span text:style-name="T17">'Qual é seu nome?'</text:span>)</text:p>
      <text:p text:style-name="P2"/>
      <text:list xml:id="list2360654207" text:style-name="L2">
        <text:list-item>
          <text:p text:style-name="P131">Aula 05 – <text:span text:style-name="T45">Variáveis e Tipos Primitivos</text:span></text:p>
        </text:list-item>
      </text:list>
      <text:p text:style-name="P43">Comentários no JavaScript:</text:p>
      <text:p text:style-name="P6">Os comentários são utilizados para ajudar a entender o código em consultas porteriores.</text:p>
      <text:p text:style-name="P6"/>
      <text:p text:style-name="P2"><text:span text:style-name="T21">//</text:span> - para única linha.</text:p>
      <text:p text:style-name="P110">// única linha</text:p>
      <text:p text:style-name="P2"/>
      <text:p text:style-name="P2"><text:span text:style-name="T21">/* */</text:span> - para mais de uma linha de código.</text:p>
      <text:p text:style-name="P110">/*</text:p>
      <text:p text:style-name="P111">comentário em</text:p>
      <text:p text:style-name="P111">mais de </text:p>
      <text:p text:style-name="P111">uma linha</text:p>
      <text:p text:style-name="P111">*/</text:p>
      <text:p text:style-name="P2"/>
      <text:p text:style-name="P42">Variáveis:</text:p>
      <text:p text:style-name="P4"><text:span text:style-name="T41">Variáveis servem para guardar dados. Podem ser do </text:span><text:span text:style-name="T23">tipo inteiro</text:span><text:span text:style-name="T41"> (5, 18, -12); </text:span><text:span text:style-name="T23">tipo real/float</text:span><text:span text:style-name="T41"> (0.5, -15.9, 3.14, 8.0); OBS.: No JavaScript os tipos inteiro e real são considerados apenas um tipo, o </text:span><text:span text:style-name="T23">number;</text:span><text:span text:style-name="T43"> Podem ser do tipo </text:span><text:span text:style-name="T23">string</text:span><text:span text:style-name="T43">, que são cadeias de caracteres (“Google”, ‘JavaScript’, `Maria`, “12345”); e por fim podem ser do tipo </text:span><text:span text:style-name="T23">Boolean</text:span><text:span text:style-name="T43"> (true, false).</text:span></text:p>
      <text:p text:style-name="P5"><text:span text:style-name="T43">O</text:span><text:span text:style-name="T42">utros tipos:</text:span></text:p>
      <text:p text:style-name="P5"><text:span text:style-name="T42">O </text:span><text:span text:style-name="T21">Number</text:span><text:span text:style-name="T42"> também apresenta os tipos </text:span><text:span text:style-name="T21">Infinity</text:span><text:span text:style-name="T42"> e </text:span><text:span text:style-name="T21">NaN</text:span><text:span text:style-name="T42">. Temos também os tipos </text:span><text:span text:style-name="T21">null</text:span><text:span text:style-name="T42">, </text:span><text:span text:style-name="T21">undefined</text:span><text:span text:style-name="T42">, </text:span><text:span text:style-name="T21">object</text:span><text:span text:style-name="T42">, </text:span><text:span text:style-name="T21">array</text:span><text:span text:style-name="T42">, </text:span><text:span text:style-name="T21">function</text:span><text:span text:style-name="T42">.</text:span></text:p>
      <text:p text:style-name="P5"><text:span text:style-name="T21">$ typeof</text:span><text:span text:style-name="T42"> – para identificar de qual tipo é a sua variável.</text:span></text:p>
      <text:p text:style-name="P8"/>
      <text:p text:style-name="P4">No JavaScript moderno, além de utilizar a palavra <text:span text:style-name="T21">var</text:span>, também podemos usar a palavra <text:span text:style-name="T21">let</text:span>. O símbolo <text:span text:style-name="T21">=</text:span> é denominado “<text:span text:style-name="T21">recebe</text:span>”. Por exemplo.:</text:p>
      <text:p text:style-name="P3"><text:span text:style-name="T21">var s1 = carro</text:span> – significa que a variável s1 está <text:span text:style-name="T21">recebendo</text:span> o valor carro.</text:p>
      <text:p text:style-name="P3"/>
      <text:p text:style-name="P3">Para declarar <text:span text:style-name="T21">strings</text:span> podemos fazer das seguintes maneiras:</text:p>
      <text:p text:style-name="P3">var s1 = <text:span text:style-name="T21">“</text:span>JavaScript<text:span text:style-name="T21">” - entre aspas duplas.</text:span></text:p>
      <text:p text:style-name="P3">var s2 = <text:span text:style-name="T21">‘</text:span>Curso em Vídeo<text:span text:style-name="T21">’ - entre aspas simples.</text:span></text:p>
      <text:p text:style-name="P3">var s3 = <text:span text:style-name="T21">`</text:span>Guanabara<text:span text:style-name="T21">` - entre </text:span><text:span text:style-name="T22">crase.</text:span></text:p>
      <text:p text:style-name="P6"/>
      <text:p text:style-name="P7"><text:span text:style-name="T21">Identificador</text:span> – nome de cada variável.</text:p>
      <text:p text:style-name="P47"><text:soft-page-break/>Regras para nomear iden<text:span text:style-name="T45">t</text:span>ificadores:</text:p>
      <text:list xml:id="list889241735" text:style-name="L3">
        <text:list-item>
          <text:p text:style-name="P159"><text:span text:style-name="T28">Podem começar com </text:span><text:span text:style-name="T30">letra</text:span><text:span text:style-name="T28">, </text:span><text:span text:style-name="T30">$</text:span><text:span text:style-name="T28"> ou </text:span><text:span text:style-name="T30">_</text:span></text:p>
        </text:list-item>
        <text:list-item>
          <text:p text:style-name="P150">Não podem começar com números</text:p>
        </text:list-item>
        <text:list-item>
          <text:p text:style-name="P150">É possível usar letras ou números</text:p>
        </text:list-item>
        <text:list-item>
          <text:p text:style-name="P150">É possível usar acentos e símbolos</text:p>
        </text:list-item>
        <text:list-item>
          <text:p text:style-name="P150">Não podem conter espaços</text:p>
        </text:list-item>
        <text:list-item>
          <text:p text:style-name="P150">Não podem ser palavras reservadas</text:p>
        </text:list-item>
      </text:list>
      <text:p text:style-name="P46">Dicas importantes:</text:p>
      <text:list xml:id="list153904026107681" text:continue-numbering="true" text:style-name="L3">
        <text:list-item>
          <text:p text:style-name="P151">Maiúsculas e minúsculas fazem a diferença (case sensitive);</text:p>
        </text:list-item>
        <text:list-item>
          <text:p text:style-name="P151">Tente escolher nomes coerentes para as variáveis;</text:p>
        </text:list-item>
        <text:list-item>
          <text:p text:style-name="P152">Evite se tornar um programador alfabeto ou um programador contador;</text:p>
        </text:list-item>
      </text:list>
      <text:p text:style-name="P9"/>
      <text:list xml:id="list1456868404" text:style-name="L4">
        <text:list-item>
          <text:p text:style-name="P160"><text:span text:style-name="T31">Aula 06 – </text:span><text:span text:style-name="T32">Tratamentos de dados</text:span></text:p>
        </text:list-item>
      </text:list>
      <text:p text:style-name="P48">Data Types:</text:p>
      <text:p text:style-name="P10">- number</text:p>
      <text:p text:style-name="P10">- string</text:p>
      <text:p text:style-name="P10"/>
      <text:p text:style-name="P116"><text:span text:style-name="T37">o símbolo de </text:span><text:span text:style-name="T33">+</text:span><text:span text:style-name="T37"> é utilizado tanto para somar em operações como para </text:span><text:span text:style-name="T33">concatenar</text:span><text:span text:style-name="T37"> diferentes tipos de variáveis.</text:span></text:p>
      <text:p text:style-name="P11"/>
      <text:p text:style-name="P117"><text:span text:style-name="T33">window.prompt</text:span><text:span text:style-name="T37"> retorna uma </text:span><text:span text:style-name="T33">string</text:span><text:span text:style-name="T37">.</text:span></text:p>
      <text:p text:style-name="P12"/>
      <text:p text:style-name="P49">Convertendo tipos de dados:</text:p>
      <text:list xml:id="list817676412" text:style-name="L5">
        <text:list-item>
          <text:p text:style-name="P142">String → Número:</text:p>
        </text:list-item>
      </text:list>
      <text:p text:style-name="P49"/>
      <text:p text:style-name="P117"><text:span text:style-name="T33">Number.parseInt(n)</text:span><text:span text:style-name="T37"> – converte para número inteiro;</text:span></text:p>
      <text:p text:style-name="P117"><text:span text:style-name="T33">Number.parseFloat(n)</text:span><text:span text:style-name="T37"> – converte para número real/float.</text:span></text:p>
      <text:p text:style-name="P12"/>
      <text:p text:style-name="P84"><text:span text:style-name="T46">var</text:span><text:span text:style-name="T9"> </text:span><text:span text:style-name="T1">numero1</text:span><text:span text:style-name="T9"> = </text:span><text:span text:style-name="T50">Number</text:span><text:span text:style-name="T9">.</text:span><text:span text:style-name="T13">parseInt</text:span><text:span text:style-name="T9">(</text:span><text:span text:style-name="T1">window</text:span><text:span text:style-name="T9">.</text:span><text:span text:style-name="T13">prompt</text:span><text:span text:style-name="T9">(</text:span><text:span text:style-name="T17">"Digite um número: "</text:span><text:span text:style-name="T9">))</text:span></text:p>
      <text:p text:style-name="P84"><text:span text:style-name="T46">var</text:span><text:span text:style-name="T9"> </text:span><text:span text:style-name="T1">numero2</text:span><text:span text:style-name="T9"> = </text:span><text:span text:style-name="T50">Number</text:span><text:span text:style-name="T9">.</text:span><text:span text:style-name="T13">parseInt</text:span><text:span text:style-name="T9">(</text:span><text:span text:style-name="T1">window</text:span><text:span text:style-name="T9">.</text:span><text:span text:style-name="T13">prompt</text:span><text:span text:style-name="T9">(</text:span><text:span text:style-name="T17">"Digite outro número: "</text:span><text:span text:style-name="T9">))</text:span></text:p>
      <text:p text:style-name="P12"/>
      <text:p text:style-name="P118"><text:span text:style-name="T37">Esse dois comandos são usados para forçar a converção para </text:span><text:span text:style-name="T33">Inteiro</text:span><text:span text:style-name="T37"> ou </text:span><text:span text:style-name="T33">Float</text:span><text:span text:style-name="T37">. Mas usando apenas </text:span><text:span text:style-name="T33">Number.</text:span><text:span text:style-name="T37"> a variável será convertid</text:span><text:span text:style-name="T38">a</text:span><text:span text:style-name="T37"> para algum tipo de número e o próprio </text:span><text:span text:style-name="T33">JS</text:span><text:span text:style-name="T37"> vai determinar se será </text:span><text:span text:style-name="T33">Inteiro </text:span><text:span text:style-name="T37">ou </text:span><text:span text:style-name="T33">Float</text:span><text:span text:style-name="T37">.</text:span></text:p>
      <text:p text:style-name="P13"/>
      <text:p text:style-name="P109"><text:span text:style-name="T46">var</text:span> <text:span text:style-name="T1">numero1</text:span> = <text:span text:style-name="T50">Number</text:span>(<text:span text:style-name="T1">window</text:span>.<text:span text:style-name="T13">prompt</text:span>(<text:span text:style-name="T17">"Digite um número: "</text:span>))</text:p>
      <text:p text:style-name="P86"><text:span text:style-name="T46">var</text:span><text:span text:style-name="T9"> </text:span><text:span text:style-name="T1">numero2</text:span><text:span text:style-name="T9"> = </text:span><text:span text:style-name="T50">Number</text:span><text:span text:style-name="T9">(</text:span><text:span text:style-name="T1">window</text:span><text:span text:style-name="T9">.</text:span><text:span text:style-name="T13">prompt</text:span><text:span text:style-name="T9">(</text:span><text:span text:style-name="T17">"Digite outro número: "</text:span><text:span text:style-name="T9">))</text:span></text:p>
      <text:p text:style-name="P13"/>
      <text:list xml:id="list1622344954" text:style-name="L6">
        <text:list-item>
          <text:p text:style-name="P143">Número → String:</text:p>
        </text:list-item>
      </text:list>
      <text:p text:style-name="P121"><text:span text:style-name="T29">String(n)</text:span><text:span text:style-name="T27"> - para converter para string.</text:span></text:p>
      <text:p text:style-name="P121"><text:span text:style-name="T29">n.toString()</text:span><text:span text:style-name="T27"> - para converter para string.</text:span></text:p>
      <text:p text:style-name="P14"/>
      <text:p text:style-name="P90"><text:span text:style-name="T3">window</text:span><text:span text:style-name="T11">.</text:span><text:span text:style-name="T15">alert</text:span><text:span text:style-name="T11">(</text:span><text:span text:style-name="T19">"A soma entre os valores é igual a "</text:span><text:span text:style-name="T11">+</text:span><text:span text:style-name="T51">String</text:span><text:span text:style-name="T11">(</text:span><text:span text:style-name="T3">soma</text:span><text:span text:style-name="T11">)) </text:span><text:span text:style-name="T52">// Concatenação</text:span></text:p>
      <text:p text:style-name="P14"/>
      <text:p text:style-name="P120"><text:span text:style-name="T34">Formatando </text:span><text:span text:style-name="T35">S</text:span><text:span text:style-name="T34">tring</text:span><text:span text:style-name="T35">s</text:span><text:span text:style-name="T34">:</text:span></text:p>
      <text:p text:style-name="P14">var s = ‘JavaScript’</text:p>
      <text:p text:style-name="P122"><text:span text:style-name="T27">‘Eu estou aprendendo s’ // não faz </text:span><text:span text:style-name="T29">interpolação</text:span></text:p>
      <text:p text:style-name="P122"><text:span text:style-name="T27">‘Eu estou aprendendo ’ + s // usa </text:span><text:span text:style-name="T29">concatenação</text:span></text:p>
      <text:p text:style-name="P122"><text:span text:style-name="T27">‘Eu estou aprendendo </text:span><text:span text:style-name="T29">${s}</text:span><text:span text:style-name="T27">’ // usa </text:span><text:span text:style-name="T29">template string</text:span></text:p>
      <text:p text:style-name="P14"/>
      <text:p text:style-name="P87"><text:span text:style-name="T4">window</text:span><text:span text:style-name="T12">.</text:span><text:span text:style-name="T16">alert</text:span><text:span text:style-name="T12">(</text:span><text:span text:style-name="T20">`A soma entre </text:span><text:span text:style-name="T47">${</text:span><text:span text:style-name="T4">numero1</text:span><text:span text:style-name="T47">}</text:span><text:span text:style-name="T20"> e </text:span><text:span text:style-name="T47">${</text:span><text:span text:style-name="T4">numero2</text:span><text:span text:style-name="T47">}</text:span><text:span text:style-name="T20"> é igual a </text:span><text:span text:style-name="T47">${</text:span><text:span text:style-name="T4">soma</text:span><text:span text:style-name="T47">}</text:span><text:span text:style-name="T20">`</text:span><text:span text:style-name="T12">) </text:span></text:p>
      <text:p text:style-name="P14"/>
      <text:p text:style-name="P114"><text:soft-page-break/><text:span text:style-name="T29">s.length</text:span><text:span text:style-name="T34"> //</text:span><text:span text:style-name="T36"> informa </text:span><text:span text:style-name="T34">quantos caracteres a string tem.</text:span></text:p>
      <text:p text:style-name="P15"/>
      <text:p text:style-name="P88"><text:span text:style-name="T4">document</text:span><text:span text:style-name="T12">.</text:span><text:span text:style-name="T16">write</text:span><text:span text:style-name="T12">(</text:span><text:span text:style-name="T20">`Olá &lt;strong&gt;</text:span><text:span text:style-name="T47">${</text:span><text:span text:style-name="T4">nome</text:span><text:span text:style-name="T47">}</text:span><text:span text:style-name="T20">&lt;/strong&gt;. Seu nome tem </text:span><text:span text:style-name="T47">${</text:span><text:span text:style-name="T4">nome</text:span><text:span text:style-name="T12">.</text:span><text:span text:style-name="T54">length</text:span><text:span text:style-name="T47">}</text:span><text:span text:style-name="T20"> letras.&lt;br/&gt;`</text:span><text:span text:style-name="T12">)</text:span></text:p>
      <text:p text:style-name="P50"/>
      <text:p text:style-name="P115"><text:span text:style-name="T29">s.toUppercase()</text:span><text:span text:style-name="T34"> // tudo para ‘MAIÚSCULAS’</text:span></text:p>
      <text:p text:style-name="P16"/>
      <text:p text:style-name="P89"><text:span text:style-name="T4">document</text:span><text:span text:style-name="T12">.</text:span><text:span text:style-name="T16">write</text:span><text:span text:style-name="T12">(</text:span><text:span text:style-name="T20">`Seu nome em maiúsculo: </text:span><text:span text:style-name="T47">${</text:span><text:span text:style-name="T4">nome</text:span><text:span text:style-name="T12">.</text:span><text:span text:style-name="T16">toUpperCase</text:span><text:span text:style-name="T12">()</text:span><text:span text:style-name="T47">}</text:span><text:span text:style-name="T20">&lt;br/&gt;`</text:span><text:span text:style-name="T12">)</text:span></text:p>
      <text:p text:style-name="P16"/>
      <text:p text:style-name="P115"><text:span text:style-name="T29">s.LowerCase()</text:span><text:span text:style-name="T34"> // tudo para ‘minúsculas’</text:span></text:p>
      <text:p text:style-name="P13"/>
      <text:p text:style-name="P85"><text:span text:style-name="T1">document</text:span><text:span text:style-name="T9">.</text:span><text:span text:style-name="T13">write</text:span><text:span text:style-name="T9">(</text:span><text:span text:style-name="T17">`Seu nome em minúsculo: </text:span><text:span text:style-name="T46">${</text:span><text:span text:style-name="T1">nome</text:span><text:span text:style-name="T9">.</text:span><text:span text:style-name="T13">toLocaleLowerCase</text:span><text:span text:style-name="T9">()</text:span><text:span text:style-name="T46">}</text:span><text:span text:style-name="T17">&lt;br/&gt;`</text:span><text:span text:style-name="T9">)</text:span></text:p>
      <text:p text:style-name="P13"/>
      <text:p text:style-name="P17">Formatando Números:</text:p>
      <text:p text:style-name="P17">var n = 1541.5</text:p>
      <text:p text:style-name="P119"><text:span text:style-name="T33">n.toFixed(2)</text:span><text:span text:style-name="T37"> – para formatar o número apresentando com a quantidade de casas decimais informada dentro do parênteses, nesse caso, duas casa decimais.</text:span></text:p>
      <text:p text:style-name="P17"/>
      <text:p text:style-name="P119"><text:span text:style-name="T33">.replace(‘’, ‘’)</text:span><text:span text:style-name="T37"> - troca o que está dentro das primeiras aspas pelo o que está na segunda.</text:span></text:p>
      <text:p text:style-name="P119"><text:span text:style-name="T33">n.toFixed(2).replace(‘.’, ‘,’)</text:span><text:span text:style-name="T37"> - nesse caso trocará o ponto pela vírgula.</text:span></text:p>
      <text:p text:style-name="P17"/>
      <text:p text:style-name="P51">Para converter o número para moeda:</text:p>
      <text:p text:style-name="P52">n.toLocaleString('pt-BR', {style: 'currency', currency: 'BRL'})</text:p>
      <text:p text:style-name="P18">'R$ 1.541,50'</text:p>
      <text:p text:style-name="P52">n.toLocaleString('pt-BR', {style: 'currency', currency: 'USD'})</text:p>
      <text:p text:style-name="P18">'US$ 1.541,50'</text:p>
      <text:p text:style-name="P52">n.toLocaleString('pt-BR', {style: 'currency', currency: 'EUR'})</text:p>
      <text:p text:style-name="P18">'€ 1.541,50'</text:p>
      <text:p text:style-name="P18"/>
      <text:list xml:id="list3149224787" text:style-name="L7">
        <text:list-item>
          <text:p text:style-name="P132">Aula 07 – Operadores (Parte 1)</text:p>
        </text:list-item>
      </text:list>
      <text:p text:style-name="P76">Tipos de Operadores:</text:p>
      <text:p text:style-name="P70">- Aritméticos;</text:p>
      <text:p text:style-name="P70">- Atribuição;</text:p>
      <text:p text:style-name="P70">- Relacionais;</text:p>
      <text:p text:style-name="P70">- Lógicos;</text:p>
      <text:p text:style-name="P70">- Ternário.</text:p>
      <text:p text:style-name="P67"/>
      <text:list xml:id="list3841881781" text:style-name="L8">
        <text:list-item>
          <text:p text:style-name="P144">Aritméticos (binários):</text:p>
        </text:list-item>
      </text:list>
      <text:p text:style-name="P53"><text:span text:style-name="T57">5</text:span> + <text:span text:style-name="T57">2</text:span> → <text:span text:style-name="T57">7</text:span> - Soma</text:p>
      <text:p text:style-name="P53"><text:span text:style-name="T57">5</text:span> - <text:span text:style-name="T57">2</text:span> → <text:span text:style-name="T57">3</text:span> - Subtração</text:p>
      <text:p text:style-name="P53"><text:span text:style-name="T57">5</text:span> * <text:span text:style-name="T57">2</text:span> → <text:span text:style-name="T57">10</text:span> - Multiplicação</text:p>
      <text:p text:style-name="P53"><text:span text:style-name="T57">5</text:span> / <text:span text:style-name="T57">2</text:span> → <text:span text:style-name="T57">2.5</text:span> – Divisão real</text:p>
      <text:p text:style-name="P53"><text:span text:style-name="T57">5</text:span> % <text:span text:style-name="T57">2</text:span> → <text:span text:style-name="T57">1</text:span> – Divisão inteira</text:p>
      <text:p text:style-name="P53"><text:span text:style-name="T57">5</text:span> ** <text:span text:style-name="T57">2</text:span> → <text:span text:style-name="T57">25</text:span> – <text:span text:style-name="T56">Potência</text:span></text:p>
      <text:p text:style-name="P53"/>
      <text:p text:style-name="P20">Cuidado com a <text:span text:style-name="T21">ordem de precedência</text:span> dos operadores, é a mesma da matemática.</text:p>
      <text:p text:style-name="P54">1º ()</text:p>
      <text:p text:style-name="P54">2º **</text:p>
      <text:p text:style-name="P54">3º * / %</text:p>
      <text:p text:style-name="P54">4º + -</text:p>
      <text:list xml:id="list153904194375857" text:continue-numbering="true" text:style-name="L8">
        <text:list-item>
          <text:p text:style-name="P145"><text:soft-page-break/>Atribuição:</text:p>
        </text:list-item>
      </text:list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55">Auto-atribuições</text:p>
          </table:table-cell>
          <table:covered-table-cell/>
        </table:table-row>
        <table:table-row>
          <table:table-cell table:style-name="Tabela1.A2" office:value-type="string">
            <text:p text:style-name="P129">Normal</text:p>
          </table:table-cell>
          <table:table-cell table:style-name="Tabela1.B2" office:value-type="string">
            <text:p text:style-name="P129">Simplificada</text:p>
          </table:table-cell>
        </table:table-row>
        <table:table-row>
          <table:table-cell table:style-name="Tabela1.B2" table:number-columns-spanned="2" office:value-type="string">
            <text:p text:style-name="P21">var n = 3</text:p>
          </table:table-cell>
          <table:covered-table-cell/>
        </table:table-row>
        <table:table-row>
          <table:table-cell table:style-name="Tabela1.A2" office:value-type="string">
            <text:p text:style-name="P21">n = n + 4 <text:span text:style-name="T24">→ </text:span><text:span text:style-name="T59">7</text:span></text:p>
          </table:table-cell>
          <table:table-cell table:style-name="Tabela1.B2" office:value-type="string">
            <text:p text:style-name="P125">n += 4 <text:span text:style-name="T40">→ </text:span><text:span text:style-name="T39">7</text:span></text:p>
          </table:table-cell>
        </table:table-row>
        <table:table-row>
          <table:table-cell table:style-name="Tabela1.A2" office:value-type="string">
            <text:p text:style-name="P22">n = n – 5<text:span text:style-name="T21"> </text:span><text:span text:style-name="T24">→ </text:span>2</text:p>
          </table:table-cell>
          <table:table-cell table:style-name="Tabela1.B2" office:value-type="string">
            <text:p text:style-name="P125">n -= 5 <text:span text:style-name="T40">→ </text:span><text:span text:style-name="T39">2</text:span></text:p>
          </table:table-cell>
        </table:table-row>
        <table:table-row>
          <table:table-cell table:style-name="Tabela1.A2" office:value-type="string">
            <text:p text:style-name="P22">n = n * 4<text:span text:style-name="T21"> </text:span><text:span text:style-name="T24">→ </text:span>8</text:p>
          </table:table-cell>
          <table:table-cell table:style-name="Tabela1.B2" office:value-type="string">
            <text:p text:style-name="P125">n *= 4 <text:span text:style-name="T40">→ </text:span><text:span text:style-name="T39">8</text:span></text:p>
          </table:table-cell>
        </table:table-row>
        <table:table-row>
          <table:table-cell table:style-name="Tabela1.A2" office:value-type="string">
            <text:p text:style-name="P22">n = n / 2 <text:span text:style-name="T24">→ </text:span>4</text:p>
          </table:table-cell>
          <table:table-cell table:style-name="Tabela1.B2" office:value-type="string">
            <text:p text:style-name="P125">n /= 2 <text:span text:style-name="T40">→ </text:span><text:span text:style-name="T39">4</text:span></text:p>
          </table:table-cell>
        </table:table-row>
        <table:table-row>
          <table:table-cell table:style-name="Tabela1.A2" office:value-type="string">
            <text:p text:style-name="P22">n = n ** 2 <text:span text:style-name="T55">→ </text:span>16</text:p>
          </table:table-cell>
          <table:table-cell table:style-name="Tabela1.B2" office:value-type="string">
            <text:p text:style-name="P125">n **= 2 <text:span text:style-name="T40">→ </text:span><text:span text:style-name="T39">16</text:span></text:p>
          </table:table-cell>
        </table:table-row>
        <table:table-row>
          <table:table-cell table:style-name="Tabela1.A2" office:value-type="string">
            <text:p text:style-name="P22">n = n % 5 <text:span text:style-name="T55">→ </text:span>1</text:p>
          </table:table-cell>
          <table:table-cell table:style-name="Tabela1.B2" office:value-type="string">
            <text:p text:style-name="P125">n %= 5 <text:span text:style-name="T40">→ </text:span><text:span text:style-name="T39">1</text:span></text:p>
          </table:table-cell>
        </table:table-row>
      </table:table>
      <text:p text:style-name="P23"/>
      <text:p text:style-name="P23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56">Incremento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24">var x = 5</text:p>
          </table:table-cell>
          <table:covered-table-cell/>
        </table:table-row>
        <table:table-row>
          <table:table-cell table:style-name="Tabela2.A3" office:value-type="string">
            <text:p text:style-name="P24">x = x + 1 <text:span text:style-name="T55">→ </text:span>6</text:p>
          </table:table-cell>
          <table:table-cell table:style-name="Tabela2.A2" office:value-type="string">
            <text:p text:style-name="P126">x++</text:p>
          </table:table-cell>
        </table:table-row>
        <table:table-row>
          <table:table-cell table:style-name="Tabela2.A3" office:value-type="string">
            <text:p text:style-name="P126">X = x – 1 <text:span text:style-name="T40">→ </text:span><text:span text:style-name="T39">5</text:span></text:p>
          </table:table-cell>
          <table:table-cell table:style-name="Tabela2.A2" office:value-type="string">
            <text:p text:style-name="P126">x--</text:p>
          </table:table-cell>
        </table:table-row>
      </table:table>
      <text:p text:style-name="P68"/>
      <text:p text:style-name="P67"/>
      <text:list xml:id="list153903331359103" text:continue-list="list3149224787" text:style-name="L7">
        <text:list-item>
          <text:p text:style-name="P133">Aula 08 - Operadores (Parte 2)</text:p>
        </text:list-item>
      </text:list>
      <text:list xml:id="list3596956463" text:style-name="L9">
        <text:list-item>
          <text:p text:style-name="P146">Relacionais:</text:p>
        </text:list-item>
      </text:list>
      <text:p text:style-name="P25">Para toda expressão que tenha um operador realcional a ela, o seu resultado será sempre um valor booleano.</text:p>
      <text:p text:style-name="P25"/>
      <text:p text:style-name="P25">5 &gt; 2 → true</text:p>
      <text:p text:style-name="P25">7 &lt; 4 → false</text:p>
      <text:p text:style-name="P25">8 &gt;= 8 → true</text:p>
      <text:p text:style-name="P25">9 &lt;= 7 → false</text:p>
      <text:p text:style-name="P25">5 == 5 → true</text:p>
      <text:p text:style-name="P25">4 != 4 → false</text:p>
      <text:p text:style-name="P25"/>
      <text:p text:style-name="P57">Relacionais de Identidade:</text:p>
      <text:p text:style-name="P26"><text:span text:style-name="T21">Indêntico</text:span> → mesmo valor e mesmo tipo.</text:p>
      <text:p text:style-name="P26">5 == 5 → true</text:p>
      <text:p text:style-name="P26">5 == ‘5’ → true</text:p>
      <text:p text:style-name="P26">5 === ‘5’ → false</text:p>
      <text:p text:style-name="P26">5 === 5 → true</text:p>
      <text:p text:style-name="P26">5 != 5 → false</text:p>
      <text:p text:style-name="P26">5 != ‘5’ → false</text:p>
      <text:p text:style-name="P26">5 !== ‘5’ → true</text:p>
      <text:p text:style-name="P26">5 !== 5 → false</text:p>
      <text:p text:style-name="P26"/>
      <text:list xml:id="list153904315080044" text:continue-numbering="true" text:style-name="L9">
        <text:list-item>
          <text:p text:style-name="P147">Lógicos:</text:p>
        </text:list-item>
      </text:list>
      <text:p text:style-name="P58">! → negação <text:span text:style-name="T60">(não) </text:span>→ <text:span text:style-name="T60">operador unário.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!true</text:p>
          </table:table-cell>
          <table:table-cell table:style-name="Tabela3.B1" office:value-type="string">
            <text:p text:style-name="P27">false</text:p>
          </table:table-cell>
        </table:table-row>
        <table:table-row>
          <table:table-cell table:style-name="Tabela3.A2" office:value-type="string">
            <text:p text:style-name="P27">!false</text:p>
          </table:table-cell>
          <table:table-cell table:style-name="Tabela3.B2" office:value-type="string">
            <text:p text:style-name="P27">true</text:p>
          </table:table-cell>
        </table:table-row>
      </table:table>
      <text:p text:style-name="P27"/>
      <text:p text:style-name="P27"><text:soft-page-break/></text:p>
      <text:p text:style-name="P58">&amp;&amp; → conjunção (e) → <text:span text:style-name="T60">operador binário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27">true &amp;&amp; true</text:p>
          </table:table-cell>
          <table:table-cell table:style-name="Tabela4.B1" office:value-type="string">
            <text:p text:style-name="P128"><text:s/><text:span text:style-name="T60">true</text:span></text:p>
          </table:table-cell>
        </table:table-row>
        <table:table-row>
          <table:table-cell table:style-name="Tabela4.A2" office:value-type="string">
            <text:p text:style-name="P127">true &amp;&amp; false</text:p>
          </table:table-cell>
          <table:table-cell table:style-name="Tabela4.B2" office:value-type="string">
            <text:p text:style-name="P127">false</text:p>
          </table:table-cell>
        </table:table-row>
        <table:table-row>
          <table:table-cell table:style-name="Tabela4.A2" office:value-type="string">
            <text:p text:style-name="P127">false &amp;&amp; true</text:p>
          </table:table-cell>
          <table:table-cell table:style-name="Tabela4.B2" office:value-type="string">
            <text:p text:style-name="P127">false</text:p>
          </table:table-cell>
        </table:table-row>
        <table:table-row>
          <table:table-cell table:style-name="Tabela4.A2" office:value-type="string">
            <text:p text:style-name="P127">false &amp;&amp; false</text:p>
          </table:table-cell>
          <table:table-cell table:style-name="Tabela4.B2" office:value-type="string">
            <text:p text:style-name="P127">false</text:p>
          </table:table-cell>
        </table:table-row>
      </table:table>
      <text:p text:style-name="P26"/>
      <text:p text:style-name="P58">|| → disjunção (ou) →<text:span text:style-name="T60"> operador binário.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27">true <text:span text:style-name="T61">||</text:span> true</text:p>
          </table:table-cell>
          <table:table-cell table:style-name="Tabela5.B1" office:value-type="string">
            <text:p text:style-name="P127">True</text:p>
          </table:table-cell>
        </table:table-row>
        <table:table-row>
          <table:table-cell table:style-name="Tabela5.A2" office:value-type="string">
            <text:p text:style-name="P127">true <text:span text:style-name="T61">||</text:span> false</text:p>
          </table:table-cell>
          <table:table-cell table:style-name="Tabela5.B2" office:value-type="string">
            <text:p text:style-name="P127">True</text:p>
          </table:table-cell>
        </table:table-row>
        <table:table-row>
          <table:table-cell table:style-name="Tabela5.A2" office:value-type="string">
            <text:p text:style-name="P127">false <text:span text:style-name="T61">||</text:span> true</text:p>
          </table:table-cell>
          <table:table-cell table:style-name="Tabela5.B2" office:value-type="string">
            <text:p text:style-name="P127">True</text:p>
          </table:table-cell>
        </table:table-row>
        <table:table-row>
          <table:table-cell table:style-name="Tabela5.A2" office:value-type="string">
            <text:p text:style-name="P127">false <text:span text:style-name="T61">||</text:span> false</text:p>
          </table:table-cell>
          <table:table-cell table:style-name="Tabela5.B2" office:value-type="string">
            <text:p text:style-name="P127">false</text:p>
          </table:table-cell>
        </table:table-row>
      </table:table>
      <text:p text:style-name="P59"/>
      <text:p text:style-name="P59">Ordem de precedência dos lógicos:</text:p>
      <text:p text:style-name="P28">1º não (!)</text:p>
      <text:p text:style-name="P28">2º e (&amp;&amp;)</text:p>
      <text:p text:style-name="P28">3º ou (||)</text:p>
      <text:p text:style-name="P28"/>
      <text:p text:style-name="P59">Ordem de precedência dos operadores:</text:p>
      <text:p text:style-name="P28">1º operadores aritm<text:span text:style-name="T62">é</text:span>ticos</text:p>
      <text:p text:style-name="P28">2º operadores relacionais</text:p>
      <text:p text:style-name="P28">3º operadores lógicos</text:p>
      <text:p text:style-name="P28"/>
      <text:list xml:id="list153904406519980" text:continue-numbering="true" text:style-name="L9">
        <text:list-item>
          <text:p text:style-name="P147">Ternário:</text:p>
        </text:list-item>
      </text:list>
      <text:p text:style-name="P29">teste <text:span text:style-name="T21">?</text:span> true <text:span text:style-name="T21">:</text:span> false</text:p>
      <text:p text:style-name="P29">média &gt;= 7.0 <text:span text:style-name="T21">?</text:span> “Aprovado” <text:span text:style-name="T21">:</text:span> “Reprovado”</text:p>
      <text:p text:style-name="P25"/>
      <text:list xml:id="list153904732406415" text:continue-list="list153903331359103" text:style-name="L7">
        <text:list-item>
          <text:p text:style-name="P134">Aula 09 – <text:span text:style-name="T63">I</text:span>ntrodução ao DOM</text:p>
        </text:list-item>
      </text:list>
      <text:p text:style-name="P30">Document Object Model</text:p>
      <text:p text:style-name="P30">Árvore DOM</text:p>
      <text:p text:style-name="P30">Manipulando DOM</text:p>
      <text:p text:style-name="P30"/>
      <text:p text:style-name="P60">DOM → Documente Object Model:</text:p>
      <text:p text:style-name="P31"><text:span text:style-name="T21">Modelo de </text:span><text:span text:style-name="T25">o</text:span><text:span text:style-name="T21">bjetos para documentos</text:span>. Conjunto de objetos dentro do navegador que vai dar acesso aos componentes internos do seu website. DOM não funciona dentro do Node.js. Func<text:span text:style-name="T69">i</text:span>ona quando rodamos JavaScript dentro do navegador.</text:p>
      <text:p text:style-name="P31"/>
      <text:p text:style-name="P60">Árvore DOM:</text:p>
      <text:p text:style-name="P31">window – raiz do DOM. Tudo dentro do JavaScript está dentro do window.</text:p>
      <text:list xml:id="list3924188665" text:style-name="L10">
        <text:list-item>
          <text:p text:style-name="P153">Window</text:p>
          <text:list>
            <text:list-item>
              <text:p text:style-name="P153">location</text:p>
            </text:list-item>
            <text:list-item>
              <text:p text:style-name="P153">document</text:p>
              <text:list>
                <text:list-item>
                  <text:p text:style-name="P153">html</text:p>
                  <text:list>
                    <text:list-item>
                      <text:p text:style-name="P153">head</text:p>
                      <text:list>
                        <text:list-item>
                          <text:p text:style-name="P153">meta</text:p>
                        </text:list-item>
                        <text:list-item>
                          <text:p text:style-name="P153">title</text:p>
                        </text:list-item>
                      </text:list>
                    </text:list-item>
                    <text:list-item>
                      <text:p text:style-name="P153">body</text:p>
                      <text:list>
                        <text:list-item>
                          <text:p text:style-name="P153">h1</text:p>
                        </text:list-item>
                        <text:list-item>
                          <text:p text:style-name="P153"><text:soft-page-break/>p</text:p>
                        </text:list-item>
                        <text:list-item>
                          <text:p text:style-name="P153">p</text:p>
                          <text:list>
                            <text:list-item>
                              <text:p text:style-name="P153">strong</text:p>
                            </text:list-item>
                          </text:list>
                        </text:list-item>
                        <text:list-item>
                          <text:p text:style-name="P153">div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3">history</text:p>
            </text:list-item>
          </text:list>
        </text:list-item>
      </text:list>
      <text:p text:style-name="P31"/>
      <text:p text:style-name="P32"><text:span text:style-name="T21">Selecionando: </text:span>Métodos de acesso para navegar entre cada elemento da árvore DOM.</text:p>
      <text:p text:style-name="P32">Métodos:</text:p>
      <text:list xml:id="list1038840655" text:style-name="L11">
        <text:list-item>
          <text:p text:style-name="P148">por Marca</text:p>
        </text:list-item>
      </text:list>
      <text:p text:style-name="P32">getElementsByTagName()</text:p>
      <text:p text:style-name="P32"/>
      <text:p text:style-name="P95"><text:span text:style-name="T46">var</text:span> <text:span text:style-name="T1">p1</text:span> = <text:span text:style-name="T1">window</text:span>.<text:span text:style-name="T1">document</text:span>.<text:span text:style-name="T13">getElementsByTagName</text:span>(<text:span text:style-name="T17">'p'</text:span>)[<text:span text:style-name="T64">1</text:span>]</text:p>
      <text:p text:style-name="P93"><text:span text:style-name="T1">window</text:span>.<text:span text:style-name="T1">document</text:span>.<text:span text:style-name="T13">write</text:span>(<text:span text:style-name="T17">'Está escrito assim: '</text:span>+<text:span text:style-name="T1">p1</text:span>.<text:span text:style-name="T1">innerText</text:span>)</text:p>
      <text:p text:style-name="P93"><text:span text:style-name="T1">window</text:span>.<text:span text:style-name="T1">document</text:span>.<text:span text:style-name="T13">write</text:span>(<text:span text:style-name="T17">'Puxando a formatação: '</text:span>+<text:span text:style-name="T1">p1</text:span>.<text:span text:style-name="T1">innerHTML</text:span>)</text:p>
      <text:p text:style-name="P32"/>
      <text:list xml:id="list153903997053787" text:continue-numbering="true" text:style-name="L11">
        <text:list-item>
          <text:p text:style-name="P148">por ID</text:p>
        </text:list-item>
      </text:list>
      <text:p text:style-name="P33">getElementBy<text:span text:style-name="T69">I</text:span>d() - Posso identificar um elemento por id e acessá=lo através do getElementByld().</text:p>
      <text:p text:style-name="P33"/>
      <text:p text:style-name="P97"><text:span text:style-name="T67">&lt;</text:span><text:span text:style-name="T46">div</text:span> <text:span text:style-name="T5">id</text:span>=<text:span text:style-name="T17">"mensagem"</text:span><text:span text:style-name="T67">&gt;</text:span>Clique em mim<text:span text:style-name="T67">&lt;/</text:span><text:span text:style-name="T46">div</text:span><text:span text:style-name="T67">&gt;</text:span></text:p>
      <text:p text:style-name="P96"><text:span text:style-name="T46">var</text:span> <text:span text:style-name="T1">d</text:span> = <text:span text:style-name="T1">window</text:span>.<text:span text:style-name="T1">document</text:span>.<text:span text:style-name="T13">getElementById</text:span>(<text:span text:style-name="T17">'mensagem'</text:span>)</text:p>
      <text:p text:style-name="P93"><text:span text:style-name="T1">d</text:span>.<text:span text:style-name="T53">style</text:span>.<text:span text:style-name="T1">background</text:span> = <text:span text:style-name="T17">'purple'</text:span></text:p>
      <text:p text:style-name="P33"/>
      <text:list xml:id="list153903224478447" text:continue-numbering="true" text:style-name="L11">
        <text:list-item>
          <text:p text:style-name="P148">por Nome</text:p>
        </text:list-item>
      </text:list>
      <text:p text:style-name="P33">getElementsByName() - Para acessar pelo nome do elemento.</text:p>
      <text:p text:style-name="P33"/>
      <text:p text:style-name="P96"><text:span text:style-name="T67">&lt;</text:span><text:span text:style-name="T46">div</text:span> <text:span text:style-name="T1">name</text:span>=<text:span text:style-name="T17">"mensagem"</text:span><text:span text:style-name="T67">&gt;</text:span>Clique em mim<text:span text:style-name="T67">&lt;/</text:span><text:span text:style-name="T46">div</text:span><text:span text:style-name="T67">&gt;</text:span></text:p>
      <text:p text:style-name="P96"><text:span text:style-name="T46">var</text:span> <text:span text:style-name="T1">d</text:span> = <text:span text:style-name="T1">window</text:span>.<text:span text:style-name="T1">document</text:span>.<text:span text:style-name="T13">getElementsByName</text:span>(<text:span text:style-name="T17">'mensagem'</text:span>)[<text:span text:style-name="T64">0</text:span>]</text:p>
      <text:p text:style-name="P93"><text:span text:style-name="T1">d</text:span>.<text:span text:style-name="T1">innerText</text:span> = <text:span text:style-name="T17">"Hello, World!"</text:span></text:p>
      <text:p text:style-name="P33"/>
      <text:list xml:id="list153904290646128" text:continue-numbering="true" text:style-name="L11">
        <text:list-item>
          <text:p text:style-name="P148">por Classe</text:p>
        </text:list-item>
      </text:list>
      <text:p text:style-name="P33">getElementsByClassName()</text:p>
      <text:p text:style-name="P33"/>
      <text:p text:style-name="P96"><text:span text:style-name="T67">&lt;</text:span><text:span text:style-name="T46">div</text:span> <text:span text:style-name="T1">class</text:span>=<text:span text:style-name="T17">"mensagem"</text:span><text:span text:style-name="T67">&gt;</text:span>Clique em mim<text:span text:style-name="T67">&lt;/</text:span><text:span text:style-name="T46">div</text:span><text:span text:style-name="T67">&gt;</text:span></text:p>
      <text:p text:style-name="P96"><text:span text:style-name="T46">var</text:span> <text:span text:style-name="T1">d</text:span> = <text:span text:style-name="T1">window</text:span>.<text:span text:style-name="T1">document</text:span>.<text:span text:style-name="T13">getElementsByClassName</text:span>(<text:span text:style-name="T17">'mensagem'</text:span>)[<text:span text:style-name="T64">0</text:span>]</text:p>
      <text:p text:style-name="P93"><text:span text:style-name="T1">d</text:span>.<text:span text:style-name="T1">style</text:span>.<text:span text:style-name="T1">background</text:span> = <text:span text:style-name="T17">"pink"</text:span></text:p>
      <text:p text:style-name="P123"/>
      <text:list xml:id="list153904104569747" text:continue-numbering="true" text:style-name="L11">
        <text:list-item>
          <text:p text:style-name="P148">por Seletor</text:p>
        </text:list-item>
      </text:list>
      <text:p text:style-name="P34">querySelector()</text:p>
      <text:p text:style-name="P34">querySelectorAll()</text:p>
      <text:p text:style-name="P34">Toda di<text:span text:style-name="T68">v</text:span> é representada por ‘#’ e toda class é representada por ‘.’.</text:p>
      <text:p text:style-name="P34"/>
      <text:p text:style-name="P98"><text:span text:style-name="T67">&lt;</text:span><text:span text:style-name="T46">div</text:span> <text:span text:style-name="T1">id</text:span>=<text:span text:style-name="T17">"mensagem"</text:span><text:span text:style-name="T67">&gt;</text:span>Clique em mim<text:span text:style-name="T67">&lt;/</text:span><text:span text:style-name="T46">div</text:span><text:span text:style-name="T67">&gt;</text:span></text:p>
      <text:p text:style-name="P98"><text:span text:style-name="T46">var</text:span> <text:span text:style-name="T1">d</text:span> = <text:span text:style-name="T1">window</text:span>.<text:span text:style-name="T1">document</text:span>.<text:span text:style-name="T13">querySelector</text:span>(<text:span text:style-name="T17">'div#mensagem'</text:span>)</text:p>
      <text:p text:style-name="P93"><text:span text:style-name="T1">d</text:span>.<text:span text:style-name="T1">style</text:span>.<text:span text:style-name="T1">color</text:span> = <text:span text:style-name="T17">'blue'</text:span></text:p>
      <text:p text:style-name="P34"/>
      <text:p text:style-name="P98"><text:span text:style-name="T67">&lt;</text:span><text:span text:style-name="T46">div</text:span> <text:span text:style-name="T1">class</text:span>=<text:span text:style-name="T17">"mensagem"</text:span><text:span text:style-name="T67">&gt;</text:span>Clique em mim<text:span text:style-name="T67">&lt;/</text:span><text:span text:style-name="T46">div</text:span><text:span text:style-name="T67">&gt;</text:span></text:p>
      <text:p text:style-name="P98"><text:span text:style-name="T46">var</text:span> <text:span text:style-name="T1">d</text:span> = <text:span text:style-name="T1">window</text:span>.<text:span text:style-name="T1">document</text:span>.<text:span text:style-name="T13">querySelector</text:span>(<text:span text:style-name="T17">'div.mensagem'</text:span>)</text:p>
      <text:p text:style-name="P93"><text:span text:style-name="T1">d</text:span>.<text:span text:style-name="T1">style</text:span>.<text:span text:style-name="T1">color</text:span> = <text:span text:style-name="T17">'yellow'</text:span></text:p>
      <text:p text:style-name="P34"/>
      <text:p text:style-name="P34"/>
      <text:p text:style-name="P34"/>
      <text:list xml:id="list153902837914284" text:continue-list="list153904732406415" text:style-name="L7">
        <text:list-item>
          <text:p text:style-name="P135"><text:soft-page-break/>Aula 10 - Eventos DOM</text:p>
        </text:list-item>
      </text:list>
      <text:p text:style-name="P35">Eventos DOM</text:p>
      <text:p text:style-name="P36">Evento é tudo aquilo que pode acontecer com um elemento.</text:p>
      <text:p text:style-name="P36"/>
      <text:p text:style-name="P37">Função:</text:p>
      <text:p text:style-name="P37">Conjunto de códigos/linhas que vão ser executadas só quando o evento ocorrer.</text:p>
      <text:p text:style-name="P61">Function ação(parâmetros){}</text:p>
      <text:p text:style-name="P61"/>
      <text:p text:style-name="P108"><text:span text:style-name="T46">function</text:span> <text:span text:style-name="T13">ação</text:span>(<text:span text:style-name="T1">parâmetro</text:span>){</text:p>
      <text:p text:style-name="P124"><text:tab/>código</text:p>
      <text:p text:style-name="P107">}</text:p>
      <text:p text:style-name="P62">Exemplo de interação no HTML:</text:p>
      <text:p text:style-name="P62"/>
      <text:p text:style-name="P102"><text:span text:style-name="T67">&lt;</text:span><text:span text:style-name="T46">body</text:span><text:span text:style-name="T67">&gt;</text:span></text:p>
      <text:p text:style-name="P93"><text:span text:style-name="T67"><text:tab/>&lt;</text:span><text:span text:style-name="T46">div</text:span> <text:span text:style-name="T1">id</text:span>=<text:span text:style-name="T17">"area"</text:span> <text:span text:style-name="T1">onclick</text:span>=<text:span text:style-name="T17">"</text:span><text:span text:style-name="T13">clicar</text:span><text:span text:style-name="T17">()"</text:span><text:span text:style-name="T1">onmouseenter</text:span>=<text:span text:style-name="T17">"</text:span><text:span text:style-name="T13">entrar</text:span><text:span text:style-name="T17">()"</text:span> <text:span text:style-name="T1">onmouseout</text:span>=<text:span text:style-name="T17">"</text:span><text:span text:style-name="T13">sair</text:span><text:span text:style-name="T17">()"</text:span><text:span text:style-name="T67">&gt;</text:span></text:p>
      <text:p text:style-name="P93"><text:tab/>Interaja...</text:p>
      <text:p text:style-name="P93"><text:span text:style-name="T67"><text:tab/>&lt;/</text:span><text:span text:style-name="T46">div</text:span><text:span text:style-name="T67">&gt;</text:span></text:p>
      <text:p text:style-name="P93"><text:span text:style-name="T67">&lt;</text:span><text:span text:style-name="T46">script</text:span><text:span text:style-name="T67">&gt;</text:span></text:p>
      <text:p text:style-name="P93"><text:span text:style-name="T46"><text:tab/>function</text:span> <text:span text:style-name="T13">clicar</text:span>() {</text:p>
      <text:p text:style-name="P93"><text:span text:style-name="T46"><text:tab/><text:tab/>var</text:span> <text:span text:style-name="T1">area</text:span> = <text:span text:style-name="T1">window</text:span>.<text:span text:style-name="T1">document</text:span>.<text:span text:style-name="T13">getElementById</text:span>(<text:span text:style-name="T17">"area"</text:span>);</text:p>
      <text:p text:style-name="P93"><text:span text:style-name="T1"><text:tab/><text:tab/>area</text:span>.<text:span text:style-name="T1">innerText</text:span> = <text:span text:style-name="T17">"Clicou"</text:span></text:p>
      <text:p text:style-name="P93"><text:span text:style-name="T1"><text:tab/><text:tab/>area</text:span>.<text:span text:style-name="T53">style</text:span>.<text:span text:style-name="T1">background</text:span> = <text:span text:style-name="T17">"red"</text:span></text:p>
      <text:p text:style-name="P93"><text:tab/>}</text:p>
      <text:p text:style-name="P93"><text:span text:style-name="T46"><text:tab/>function</text:span> <text:span text:style-name="T13">entrar</text:span>(){</text:p>
      <text:p text:style-name="P93"><text:span text:style-name="T46"><text:tab/><text:tab/>var</text:span> <text:span text:style-name="T1">area</text:span> = <text:span text:style-name="T1">window</text:span>.<text:span text:style-name="T1">document</text:span>.<text:span text:style-name="T13">getElementById</text:span>(<text:span text:style-name="T17">"area"</text:span>);</text:p>
      <text:p text:style-name="P93"><text:span text:style-name="T1"><text:tab/><text:tab/>area</text:span>.<text:span text:style-name="T1">innerText</text:span> = <text:span text:style-name="T17">"Entrou!"</text:span></text:p>
      <text:p text:style-name="P93"><text:tab/>}</text:p>
      <text:p text:style-name="P93"><text:span text:style-name="T46"><text:tab/>function</text:span> <text:span text:style-name="T13">sair</text:span>(){</text:p>
      <text:p text:style-name="P93"><text:span text:style-name="T46"><text:tab/><text:tab/>var</text:span> <text:span text:style-name="T1">area</text:span> = <text:span text:style-name="T1">window</text:span>.<text:span text:style-name="T1">document</text:span>.<text:span text:style-name="T13">getElementById</text:span>(<text:span text:style-name="T17">"area"</text:span>);</text:p>
      <text:p text:style-name="P93"><text:span text:style-name="T1"><text:tab/><text:tab/>area</text:span>.<text:span text:style-name="T1">innerText</text:span> = <text:span text:style-name="T17">"Saiu!!"</text:span></text:p>
      <text:p text:style-name="P93"><text:span text:style-name="T1"><text:tab/><text:tab/>area</text:span>.<text:span text:style-name="T53">style</text:span>.<text:span text:style-name="T1">background</text:span> = <text:span text:style-name="T17">"green"</text:span></text:p>
      <text:p text:style-name="P93"><text:tab/>} </text:p>
      <text:p text:style-name="P93"><text:span text:style-name="T67">&lt;/</text:span><text:span text:style-name="T46">script</text:span><text:span text:style-name="T67">&gt;</text:span></text:p>
      <text:p text:style-name="P93"><text:span text:style-name="T67">&lt;/</text:span><text:span text:style-name="T46">body</text:span><text:span text:style-name="T67">&gt;</text:span></text:p>
      <text:p text:style-name="P36"/>
      <text:p text:style-name="P63">Exemplo de interação no próp<text:span text:style-name="T70">r</text:span>io JavaScript:</text:p>
      <text:p text:style-name="P38"/>
      <text:p text:style-name="P99"><text:span text:style-name="T67">&lt;</text:span><text:span text:style-name="T46">body</text:span><text:span text:style-name="T67">&gt;</text:span></text:p>
      <text:p text:style-name="P93"><text:span text:style-name="T67"><text:tab/>&lt;</text:span><text:span text:style-name="T46">div</text:span> <text:span text:style-name="T1">id</text:span>=<text:span text:style-name="T17">"area"</text:span><text:span text:style-name="T67">&gt;</text:span></text:p>
      <text:p text:style-name="P93"><text:tab/><text:tab/>Interaja...</text:p>
      <text:p text:style-name="P93"><text:span text:style-name="T67"><text:tab/>&lt;/</text:span><text:span text:style-name="T46">div</text:span><text:span text:style-name="T67">&gt;</text:span></text:p>
      <text:p text:style-name="P93"><text:span text:style-name="T67">&lt;</text:span><text:span text:style-name="T46">script</text:span><text:span text:style-name="T67">&gt;</text:span></text:p>
      <text:p text:style-name="P93"><text:span text:style-name="T46"><text:tab/>var</text:span> <text:span text:style-name="T1">area</text:span> = <text:span text:style-name="T1">window</text:span>.<text:span text:style-name="T1">document</text:span>.<text:span text:style-name="T13">getElementById</text:span>(<text:span text:style-name="T17">"area"</text:span>);</text:p>
      <text:p text:style-name="P93"><text:span text:style-name="T1"><text:tab/>area</text:span>.<text:span text:style-name="T13">addEventListener</text:span>(<text:span text:style-name="T17">"click"</text:span>, <text:span text:style-name="T13">clicar</text:span>)</text:p>
      <text:p text:style-name="P93"><text:span text:style-name="T1"><text:tab/>area</text:span>.<text:span text:style-name="T13">addEventListener</text:span>(<text:span text:style-name="T17">"mouseenter"</text:span>, <text:span text:style-name="T13">entrar</text:span>)</text:p>
      <text:p text:style-name="P93"><text:span text:style-name="T1"><text:tab/>area</text:span>.<text:span text:style-name="T13">addEventListener</text:span>(<text:span text:style-name="T17">"mouseout"</text:span>, <text:span text:style-name="T13">sair</text:span>)</text:p>
      <text:p text:style-name="P93"><text:span text:style-name="T46"><text:tab/>function</text:span> <text:span text:style-name="T13">clicar</text:span>() {</text:p>
      <text:p text:style-name="P93"><text:span text:style-name="T1"><text:tab/><text:tab/>area</text:span>.<text:span text:style-name="T1">innerText</text:span> = <text:span text:style-name="T17">"Clicou"</text:span></text:p>
      <text:p text:style-name="P93"><text:span text:style-name="T1"><text:tab/><text:tab/>area</text:span>.<text:span text:style-name="T53">style</text:span>.<text:span text:style-name="T1">background</text:span> = <text:span text:style-name="T17">"red"</text:span></text:p>
      <text:p text:style-name="P93"><text:tab/>}</text:p>
      <text:p text:style-name="P93"><text:span text:style-name="T46"><text:tab/>function</text:span> <text:span text:style-name="T13">entrar</text:span>(){</text:p>
      <text:p text:style-name="P93"><text:soft-page-break/><text:span text:style-name="T1"><text:tab/><text:tab/>area</text:span>.<text:span text:style-name="T1">innerText</text:span> = <text:span text:style-name="T17">"Entrou!"</text:span></text:p>
      <text:p text:style-name="P93"><text:tab/>}</text:p>
      <text:p text:style-name="P93"><text:span text:style-name="T46"><text:tab/>function</text:span> <text:span text:style-name="T13">sair</text:span>(){</text:p>
      <text:p text:style-name="P93"><text:span text:style-name="T1"><text:tab/><text:tab/>area</text:span>.<text:span text:style-name="T1">innerText</text:span> = <text:span text:style-name="T17">"Saiu!!"</text:span></text:p>
      <text:p text:style-name="P93"><text:span text:style-name="T1"><text:tab/><text:tab/>area</text:span>.<text:span text:style-name="T53">style</text:span>.<text:span text:style-name="T1">background</text:span> = <text:span text:style-name="T17">"green"</text:span></text:p>
      <text:p text:style-name="P93"><text:tab/>} </text:p>
      <text:p text:style-name="P93"><text:span text:style-name="T67">&lt;/</text:span><text:span text:style-name="T46">script</text:span><text:span text:style-name="T67">&gt;</text:span></text:p>
      <text:p text:style-name="P93"><text:span text:style-name="T67">&lt;/</text:span><text:span text:style-name="T46">body</text:span><text:span text:style-name="T67">&gt;</text:span></text:p>
      <text:p text:style-name="P38"/>
      <text:p text:style-name="P38"><text:span text:style-name="T21">Detectando erros</text:span>:</text:p>
      <text:p text:style-name="P38">Ao executar um código e perceber que ele não funcionou do jeito programado, você pode clicar com o botão direito do mouse na página e clicar em <text:span text:style-name="T21">inspencionar</text:span>. Irá abrir o <text:span text:style-name="T21">DevTools</text:span> e no final do <text:span text:style-name="T21">DevTools</text:span>, na aba <text:span text:style-name="T21">console</text:span> será apresentado o erro e aonde está acontecendo.</text:p>
      <text:p text:style-name="P38"/>
      <text:list xml:id="list153904352310112" text:continue-numbering="true" text:style-name="L7">
        <text:list-item>
          <text:p text:style-name="P136">Aula 11 – Condições (Parte 1)</text:p>
        </text:list-item>
      </text:list>
      <text:p text:style-name="P77">Sequências</text:p>
      <text:p text:style-name="P71">var n = 2</text:p>
      <text:p text:style-name="P71">n += 2</text:p>
      <text:p text:style-name="P71">window.alert(n)</text:p>
      <text:p text:style-name="P71"/>
      <text:p text:style-name="P78">Condições</text:p>
      <text:p text:style-name="P72">if (condição){</text:p>
      <text:p text:style-name="P72"><text:tab/>true</text:p>
      <text:p text:style-name="P72">}else{</text:p>
      <text:p text:style-name="P72"><text:tab/>false</text:p>
      <text:p text:style-name="P72">}</text:p>
      <text:p text:style-name="P71"/>
      <text:p text:style-name="P78">Tipos de Condição</text:p>
      <text:p text:style-name="P78"/>
      <text:p text:style-name="P78">Condição simples</text:p>
      <text:p text:style-name="P72">if (condição){</text:p>
      <text:p text:style-name="P72"><text:tab/>true</text:p>
      <text:p text:style-name="P72">}</text:p>
      <text:p text:style-name="P72"/>
      <text:p text:style-name="P78">Condição composta</text:p>
      <text:p text:style-name="P72">if (condição){</text:p>
      <text:p text:style-name="P72"><text:tab/>true</text:p>
      <text:p text:style-name="P72">}else{</text:p>
      <text:p text:style-name="P72"><text:tab/>false</text:p>
      <text:p text:style-name="P72">}</text:p>
      <text:p text:style-name="P72"/>
      <text:p text:style-name="P105"><text:span text:style-name="T46">var</text:span> <text:span text:style-name="T1">idade</text:span> = <text:span text:style-name="T64">17</text:span></text:p>
      <text:p text:style-name="P93"><text:span text:style-name="T71">if</text:span>(<text:span text:style-name="T1">idade</text:span> &lt; <text:span text:style-name="T64">18</text:span>){</text:p>
      <text:p text:style-name="P93"><text:span text:style-name="T1"><text:tab/>console</text:span>.<text:span text:style-name="T13">log</text:span>(<text:span text:style-name="T17">'Menor de idade!'</text:span>)</text:p>
      <text:p text:style-name="P93">}<text:span text:style-name="T71">else</text:span>{</text:p>
      <text:p text:style-name="P93"><text:span text:style-name="T1"><text:tab/>console</text:span>.<text:span text:style-name="T13">log</text:span>(<text:span text:style-name="T17">'Maior de idade!'</text:span>)</text:p>
      <text:p text:style-name="P93">}</text:p>
      <text:p text:style-name="P72"/>
      <text:list xml:id="list153904701989552" text:continue-numbering="true" text:style-name="L7">
        <text:list-item>
          <text:p text:style-name="P136">Aula 12 - Condições (Parte 2)</text:p>
        </text:list-item>
      </text:list>
      <text:p text:style-name="P79">Condição Aninhada</text:p>
      <text:p text:style-name="P74">if(condição1){</text:p>
      <text:p text:style-name="P74"><text:soft-page-break/><text:tab/>bloco 1</text:p>
      <text:p text:style-name="P74">} else {</text:p>
      <text:p text:style-name="P74"><text:tab/>if(condição 2){</text:p>
      <text:p text:style-name="P74"><text:tab/><text:tab/>bloco 2</text:p>
      <text:p text:style-name="P74"><text:tab/>}else{</text:p>
      <text:p text:style-name="P74"><text:tab/><text:tab/>bloco 3</text:p>
      <text:p text:style-name="P74"><text:tab/>}</text:p>
      <text:p text:style-name="P74">}</text:p>
      <text:p text:style-name="P73"/>
      <text:p text:style-name="P106"><text:span text:style-name="T46">var</text:span> <text:span text:style-name="T1">idade</text:span> = <text:span text:style-name="T64">66</text:span></text:p>
      <text:p text:style-name="P93"><text:span text:style-name="T1">console</text:span>.<text:span text:style-name="T13">log</text:span>(<text:span text:style-name="T17">`Você tem </text:span><text:span text:style-name="T46">${</text:span><text:span text:style-name="T1">idade</text:span><text:span text:style-name="T46">}</text:span><text:span text:style-name="T17"> anos.`</text:span>)</text:p>
      <text:p text:style-name="P93"><text:span text:style-name="T71">if</text:span>(<text:span text:style-name="T1">idade</text:span> &lt; <text:span text:style-name="T64">16</text:span>){</text:p>
      <text:p text:style-name="P93"><text:span text:style-name="T1"><text:tab/>console</text:span>.<text:span text:style-name="T13">log</text:span>(<text:span text:style-name="T17">'Não vota!'</text:span>)</text:p>
      <text:p text:style-name="P93">}<text:span text:style-name="T71">else</text:span> <text:span text:style-name="T71">if</text:span>(<text:span text:style-name="T1">idade</text:span> &lt; <text:span text:style-name="T64">18</text:span> || <text:span text:style-name="T1">idade</text:span> &gt; <text:span text:style-name="T64">65</text:span>){</text:p>
      <text:p text:style-name="P93"><text:span text:style-name="T1"><text:tab/>console</text:span>.<text:span text:style-name="T13">log</text:span>(<text:span text:style-name="T17">'Voto opcional!'</text:span>)</text:p>
      <text:p text:style-name="P93">}<text:span text:style-name="T71">else</text:span>{</text:p>
      <text:p text:style-name="P93"><text:span text:style-name="T1"><text:tab/>console</text:span>.<text:span text:style-name="T13">log</text:span>(<text:span text:style-name="T17">'Voto obrigatório'</text:span>)</text:p>
      <text:p text:style-name="P93">}</text:p>
      <text:p text:style-name="P73"/>
      <text:p text:style-name="P106"><text:span text:style-name="T46">var</text:span> <text:span text:style-name="T1">agora</text:span> = <text:span text:style-name="T46">new</text:span> <text:span text:style-name="T50">Date</text:span>()</text:p>
      <text:p text:style-name="P93"><text:span text:style-name="T46">var</text:span> <text:span text:style-name="T1">hora</text:span> = <text:span text:style-name="T1">agora</text:span>.<text:span text:style-name="T13">getHours</text:span>()</text:p>
      <text:p text:style-name="P93"><text:span text:style-name="T46">var</text:span> <text:span text:style-name="T1">minutos</text:span> = <text:span text:style-name="T1">agora</text:span>.<text:span text:style-name="T13">getMinutes</text:span>()</text:p>
      <text:p text:style-name="P93"><text:span text:style-name="T46">var</text:span> <text:span text:style-name="T1">segundos</text:span> = <text:span text:style-name="T1">agora</text:span>.<text:span text:style-name="T13">getSeconds</text:span>()</text:p>
      <text:p text:style-name="P93"><text:span text:style-name="T1">console</text:span>.<text:span text:style-name="T13">log</text:span>(<text:span text:style-name="T17">`Agora são exatamente </text:span><text:span text:style-name="T46">${</text:span><text:span text:style-name="T1">hora</text:span><text:span text:style-name="T46">}</text:span><text:span text:style-name="T17">h</text:span><text:span text:style-name="T46">${</text:span><text:span text:style-name="T1">minutos</text:span><text:span text:style-name="T46">}</text:span><text:span text:style-name="T17">min</text:span><text:span text:style-name="T46">${</text:span><text:span text:style-name="T1">segundos</text:span><text:span text:style-name="T46">}</text:span><text:span text:style-name="T17">seg.`</text:span>)</text:p>
      <text:p text:style-name="P93"><text:span text:style-name="T71">if</text:span> (<text:span text:style-name="T1">hora</text:span> &lt; <text:span text:style-name="T64">12</text:span>) {</text:p>
      <text:p text:style-name="P93"><text:span text:style-name="T1"><text:tab/>console</text:span>.<text:span text:style-name="T13">log</text:span>(<text:span text:style-name="T17">'Bom dia!'</text:span>)</text:p>
      <text:p text:style-name="P93">} <text:span text:style-name="T71">else</text:span> <text:span text:style-name="T71">if</text:span> (<text:span text:style-name="T1">hora</text:span> &lt;= <text:span text:style-name="T64">18</text:span>){</text:p>
      <text:p text:style-name="P93"><text:span text:style-name="T1"><text:tab/>console</text:span>.<text:span text:style-name="T13">log</text:span>(<text:span text:style-name="T17">'Boa tarde'</text:span>)</text:p>
      <text:p text:style-name="P93">}<text:span text:style-name="T71">else</text:span>{</text:p>
      <text:p text:style-name="P93"><text:span text:style-name="T1"><text:tab/>console</text:span>.<text:span text:style-name="T13">log</text:span>(<text:span text:style-name="T17">'Boa noite'</text:span>)</text:p>
      <text:p text:style-name="P93">}</text:p>
      <text:p text:style-name="P73"/>
      <text:p text:style-name="P80">Condição Multipla – <text:span text:style-name="T58">usada para valores fixos.</text:span></text:p>
      <text:p text:style-name="P75">switch(expressão){</text:p>
      <text:p text:style-name="P75"><text:tab/>case valor 1:</text:p>
      <text:p text:style-name="P75"><text:tab/><text:tab/>bloco</text:p>
      <text:p text:style-name="P75"><text:tab/><text:tab/>break</text:p>
      <text:p text:style-name="P75"><text:tab/>case valor 2:</text:p>
      <text:p text:style-name="P75"><text:tab/><text:tab/>bloco</text:p>
      <text:p text:style-name="P75"><text:tab/><text:tab/>break</text:p>
      <text:p text:style-name="P75"><text:tab/>case valor 3: </text:p>
      <text:p text:style-name="P75"><text:tab/><text:tab/>bloco</text:p>
      <text:p text:style-name="P75"><text:tab/><text:tab/>break</text:p>
      <text:p text:style-name="P75"><text:tab/>default:</text:p>
      <text:p text:style-name="P75"><text:tab/><text:tab/>bloco</text:p>
      <text:p text:style-name="P75"><text:tab/><text:tab/>break</text:p>
      <text:p text:style-name="P75">}</text:p>
      <text:p text:style-name="P73"/>
      <text:p text:style-name="P106"><text:span text:style-name="T46">var</text:span> <text:span text:style-name="T1">a</text:span><text:span text:style-name="T6">gora</text:span> = <text:span text:style-name="T46">new</text:span> <text:span text:style-name="T50">Date</text:span>()</text:p>
      <text:p text:style-name="P94"><text:span text:style-name="T48">var</text:span><text:span text:style-name="T73"> </text:span><text:span text:style-name="T1">diaSemana</text:span> = <text:span text:style-name="T6">agora</text:span>.<text:span text:style-name="T13">getDay</text:span>()</text:p>
      <text:p text:style-name="P113"/>
      <text:p text:style-name="P93"><text:span text:style-name="T1">console</text:span>.<text:span text:style-name="T13">log</text:span>(<text:span text:style-name="T1">diaSemana</text:span>)</text:p>
      <text:p text:style-name="P93"><text:soft-page-break/><text:span text:style-name="T71">switch</text:span> (<text:span text:style-name="T1">diaSemana</text:span>) {</text:p>
      <text:p text:style-name="P93"><text:span text:style-name="T71"><text:tab/>case</text:span> <text:span text:style-name="T64">0</text:span>:</text:p>
      <text:p text:style-name="P93"><text:span text:style-name="T1"><text:tab/><text:tab/>console</text:span>.<text:span text:style-name="T13">log</text:span>(<text:span text:style-name="T17">'Domingo'</text:span>)</text:p>
      <text:p text:style-name="P93"><text:span text:style-name="T71"><text:tab/><text:tab/>break</text:span>;</text:p>
      <text:p text:style-name="P93"><text:span text:style-name="T71"><text:tab/>case</text:span> <text:span text:style-name="T64">1</text:span>:</text:p>
      <text:p text:style-name="P93"><text:span text:style-name="T1"><text:tab/><text:tab/>console</text:span>.<text:span text:style-name="T13">log</text:span>(<text:span text:style-name="T17">'Segunda'</text:span>)</text:p>
      <text:p text:style-name="P93"><text:span text:style-name="T71"><text:tab/><text:tab/>break</text:span>;</text:p>
      <text:p text:style-name="P93"><text:span text:style-name="T71"><text:tab/>case</text:span> <text:span text:style-name="T64">2</text:span>:</text:p>
      <text:p text:style-name="P93"><text:span text:style-name="T1"><text:tab/><text:tab/>console</text:span>.<text:span text:style-name="T13">log</text:span>(<text:span text:style-name="T17">'Terça'</text:span>)</text:p>
      <text:p text:style-name="P93"><text:span text:style-name="T71"><text:tab/><text:tab/>break</text:span>;</text:p>
      <text:p text:style-name="P93"><text:span text:style-name="T71"><text:tab/>case</text:span> <text:span text:style-name="T64">3</text:span>:</text:p>
      <text:p text:style-name="P93"><text:span text:style-name="T1"><text:tab/><text:tab/>console</text:span>.<text:span text:style-name="T13">log</text:span>(<text:span text:style-name="T17">'Quarta'</text:span>)</text:p>
      <text:p text:style-name="P93"><text:span text:style-name="T71"><text:tab/><text:tab/>break</text:span>;</text:p>
      <text:p text:style-name="P93"><text:span text:style-name="T71"><text:tab/>case</text:span> <text:span text:style-name="T64">4</text:span>:</text:p>
      <text:p text:style-name="P93"><text:span text:style-name="T1"><text:tab/><text:tab/>console</text:span>.<text:span text:style-name="T13">log</text:span>(<text:span text:style-name="T17">'Quinta'</text:span>)</text:p>
      <text:p text:style-name="P93"><text:span text:style-name="T71"><text:tab/><text:tab/>break</text:span>;</text:p>
      <text:p text:style-name="P93"><text:span text:style-name="T71"><text:tab/>case</text:span> <text:span text:style-name="T64">5</text:span>:</text:p>
      <text:p text:style-name="P93"><text:span text:style-name="T1"><text:tab/><text:tab/>console</text:span>.<text:span text:style-name="T13">log</text:span>(<text:span text:style-name="T17">'Sexta'</text:span>)</text:p>
      <text:p text:style-name="P93"><text:span text:style-name="T71"><text:tab/><text:tab/>break</text:span>;</text:p>
      <text:p text:style-name="P93"><text:span text:style-name="T71"><text:tab/>case</text:span> <text:span text:style-name="T64">6</text:span>:</text:p>
      <text:p text:style-name="P93"><text:span text:style-name="T1"><text:tab/><text:tab/>console</text:span>.<text:span text:style-name="T13">log</text:span>(<text:span text:style-name="T17">'Sábado'</text:span>)</text:p>
      <text:p text:style-name="P93"><text:span text:style-name="T71"><text:tab/><text:tab/>break</text:span>;</text:p>
      <text:p text:style-name="P93"><text:span text:style-name="T71"><text:tab/>default</text:span>:</text:p>
      <text:p text:style-name="P93"><text:span text:style-name="T1"><text:tab/><text:tab/>console</text:span>.<text:span text:style-name="T13">log</text:span>(<text:span text:style-name="T17">'ERRO! Dia inválido!'</text:span>)</text:p>
      <text:p text:style-name="P93"><text:span text:style-name="T71"><text:tab/><text:tab/>break</text:span>;</text:p>
      <text:p text:style-name="P93">}</text:p>
      <text:p text:style-name="P73"/>
      <text:list xml:id="list153904462842587" text:continue-numbering="true" text:style-name="L7">
        <text:list-item>
          <text:p text:style-name="P137">Exercícios Javascript – Parte 1</text:p>
        </text:list-item>
      </text:list>
      <text:p text:style-name="P64">Modelo</text:p>
      <text:p text:style-name="P64">HTML</text:p>
      <text:p text:style-name="P161"/>
      <text:p text:style-name="P100"><text:span text:style-name="T67">&lt;!</text:span><text:span text:style-name="T46">DOCTYPE</text:span> <text:span text:style-name="T1">html</text:span><text:span text:style-name="T67">&gt;</text:span></text:p>
      <text:p text:style-name="P93"><text:span text:style-name="T67">&lt;</text:span><text:span text:style-name="T46">html</text:span> <text:span text:style-name="T1">lang</text:span>=<text:span text:style-name="T17">"pt-BR"</text:span><text:span text:style-name="T67">&gt;</text:span></text:p>
      <text:p text:style-name="P93"><text:span text:style-name="T67"><text:tab/>&lt;</text:span><text:span text:style-name="T46">head</text:span><text:span text:style-name="T67">&gt;</text:span></text:p>
      <text:p text:style-name="P93"><text:span text:style-name="T67"><text:tab/><text:tab/>&lt;</text:span><text:span text:style-name="T46">meta</text:span> <text:span text:style-name="T1">charset</text:span>=<text:span text:style-name="T17">"UTF-8"</text:span><text:span text:style-name="T67">&gt;</text:span></text:p>
      <text:p text:style-name="P93"><text:span text:style-name="T67"><text:tab/><text:tab/>&lt;</text:span><text:span text:style-name="T46">meta</text:span> <text:span text:style-name="T1">http-equiv</text:span>=<text:span text:style-name="T17">"X-UA-Compatible"</text:span> <text:span text:style-name="T1">content</text:span>=<text:span text:style-name="T17">"IE=edge"</text:span><text:span text:style-name="T67">&gt;</text:span></text:p>
      <text:p text:style-name="P93"><text:span text:style-name="T67"><text:tab/><text:tab/>&lt;</text:span><text:span text:style-name="T46">meta</text:span> <text:span text:style-name="T1">name</text:span>=<text:span text:style-name="T17">"viewport"</text:span> <text:span text:style-name="T1">content</text:span>=<text:span text:style-name="T17">"width=device-width, initial-scale=1.0"</text:span><text:span text:style-name="T67">&gt;</text:span></text:p>
      <text:p text:style-name="P93"><text:span text:style-name="T67"><text:tab/><text:tab/>&lt;</text:span><text:span text:style-name="T46">title</text:span><text:span text:style-name="T67">&gt;</text:span>Modelo de Exercício<text:span text:style-name="T67">&lt;/</text:span><text:span text:style-name="T46">title</text:span><text:span text:style-name="T67">&gt;</text:span></text:p>
      <text:p text:style-name="P93"><text:span text:style-name="T67"><text:tab/><text:tab/>&lt;</text:span><text:span text:style-name="T46">link</text:span> <text:span text:style-name="T1">rel</text:span>=<text:span text:style-name="T17">"stylesheet"</text:span> <text:span text:style-name="T1">href</text:span>=<text:span text:style-name="T17">"estilo.css"</text:span><text:span text:style-name="T67">&gt;</text:span></text:p>
      <text:p text:style-name="P93"><text:span text:style-name="T67"><text:tab/>&lt;/</text:span><text:span text:style-name="T46">head</text:span><text:span text:style-name="T67">&gt;</text:span></text:p>
      <text:p text:style-name="P93"><text:span text:style-name="T67">&lt;</text:span><text:span text:style-name="T46">body</text:span><text:span text:style-name="T67">&gt;</text:span></text:p>
      <text:p text:style-name="P93"><text:span text:style-name="T67"><text:tab/>&lt;</text:span><text:span text:style-name="T46">header</text:span><text:span text:style-name="T67">&gt;</text:span></text:p>
      <text:p text:style-name="P93"><text:span text:style-name="T67"><text:tab/><text:tab/>&lt;</text:span><text:span text:style-name="T46">h1</text:span><text:span text:style-name="T67">&gt;</text:span>Título<text:span text:style-name="T67">&lt;/</text:span><text:span text:style-name="T46">h1</text:span><text:span text:style-name="T67">&gt;</text:span></text:p>
      <text:p text:style-name="P93"><text:span text:style-name="T67"><text:tab/>&lt;/</text:span><text:span text:style-name="T46">header</text:span><text:span text:style-name="T67">&gt;</text:span></text:p>
      <text:p text:style-name="P93"><text:span text:style-name="T67"><text:tab/>&lt;</text:span><text:span text:style-name="T46">section</text:span><text:span text:style-name="T67">&gt;</text:span></text:p>
      <text:p text:style-name="P93"><text:span text:style-name="T67"><text:tab/><text:tab/>&lt;</text:span><text:span text:style-name="T46">div</text:span><text:span text:style-name="T67">&gt;</text:span></text:p>
      <text:p text:style-name="P93"><text:span text:style-name="T67"><text:tab/><text:tab/><text:tab/>&lt;</text:span><text:span text:style-name="T46">p</text:span><text:span text:style-name="T67">&gt;</text:span>Testando<text:span text:style-name="T67">&lt;/</text:span><text:span text:style-name="T46">p</text:span><text:span text:style-name="T67">&gt;</text:span></text:p>
      <text:p text:style-name="P93"><text:span text:style-name="T67"><text:tab/><text:tab/>&lt;/</text:span><text:span text:style-name="T46">div</text:span><text:span text:style-name="T67">&gt;</text:span></text:p>
      <text:p text:style-name="P93"><text:span text:style-name="T67"><text:tab/><text:tab/>&lt;</text:span><text:span text:style-name="T46">div</text:span><text:span text:style-name="T67">&gt;</text:span></text:p>
      <text:p text:style-name="P93"><text:span text:style-name="T67"><text:tab/><text:tab/><text:tab/>&lt;</text:span><text:span text:style-name="T46">p</text:span><text:span text:style-name="T67">&gt;</text:span>Hello<text:span text:style-name="T67">&lt;/</text:span><text:span text:style-name="T46">p</text:span><text:span text:style-name="T67">&gt;</text:span></text:p>
      <text:p text:style-name="P93"><text:span text:style-name="T67"><text:tab/><text:tab/>&lt;/</text:span><text:span text:style-name="T46">div</text:span><text:span text:style-name="T67">&gt;</text:span></text:p>
      <text:p text:style-name="P93"><text:soft-page-break/><text:span text:style-name="T67"><text:tab/>&lt;/</text:span><text:span text:style-name="T46">section</text:span><text:span text:style-name="T67">&gt;</text:span></text:p>
      <text:p text:style-name="P93"><text:span text:style-name="T67"><text:tab/>&lt;</text:span><text:span text:style-name="T46">footer</text:span><text:span text:style-name="T67">&gt;</text:span></text:p>
      <text:p text:style-name="P93"><text:span text:style-name="T67"><text:tab/><text:tab/>&lt;</text:span><text:span text:style-name="T46">p</text:span><text:span text:style-name="T67">&gt;</text:span><text:span text:style-name="T46">&amp;copy;</text:span>CursoemVídeo<text:span text:style-name="T67">&lt;/</text:span><text:span text:style-name="T46">p</text:span><text:span text:style-name="T67">&gt;</text:span></text:p>
      <text:p text:style-name="P93"><text:span text:style-name="T67"><text:tab/>&lt;/</text:span><text:span text:style-name="T46">footer</text:span><text:span text:style-name="T67">&gt;</text:span></text:p>
      <text:p text:style-name="P93"><text:span text:style-name="T67"><text:tab/>&lt;</text:span><text:span text:style-name="T46">script</text:span> <text:span text:style-name="T1">src</text:span>=<text:span text:style-name="T17">"script.js"</text:span><text:span text:style-name="T67">&gt;&lt;/</text:span><text:span text:style-name="T46">script</text:span><text:span text:style-name="T67">&gt;</text:span></text:p>
      <text:p text:style-name="P93"><text:span text:style-name="T67">&lt;/</text:span><text:span text:style-name="T46">body</text:span><text:span text:style-name="T67">&gt;</text:span></text:p>
      <text:p text:style-name="P93"><text:span text:style-name="T67">&lt;/</text:span><text:span text:style-name="T46">html</text:span><text:span text:style-name="T67">&gt;</text:span></text:p>
      <text:p text:style-name="P40"/>
      <text:p text:style-name="P64">CSS</text:p>
      <text:p text:style-name="P40"/>
      <text:p text:style-name="P103"><text:span text:style-name="T77">body</text:span><text:span text:style-name="T42">{</text:span></text:p>
      <text:p text:style-name="P93"><text:span text:style-name="T1"><text:tab/>background</text:span>:<text:span text:style-name="T13">rgb</text:span>(<text:span text:style-name="T64">88</text:span>, <text:span text:style-name="T64">208</text:span>, <text:span text:style-name="T64">212</text:span>);</text:p>
      <text:p text:style-name="P93"><text:span text:style-name="T1"><text:tab/>font</text:span>: <text:span text:style-name="T17">normal</text:span> <text:span text:style-name="T64">15pt</text:span> <text:span text:style-name="T17">verdana</text:span>;</text:p>
      <text:p text:style-name="P93">}</text:p>
      <text:p text:style-name="P93"><text:span text:style-name="T76">header</text:span>{</text:p>
      <text:p text:style-name="P93"><text:span text:style-name="T1"><text:tab/>color</text:span>:<text:span text:style-name="T17">white</text:span>;</text:p>
      <text:p text:style-name="P93"><text:span text:style-name="T1"><text:tab/>text-align</text:span>: <text:span text:style-name="T17">center</text:span>;</text:p>
      <text:p text:style-name="P93">}</text:p>
      <text:p text:style-name="P93"><text:span text:style-name="T76">section</text:span>{</text:p>
      <text:p text:style-name="P93"><text:span text:style-name="T1"><text:tab/>background</text:span>:<text:span text:style-name="T17">white</text:span>;</text:p>
      <text:p text:style-name="P93"><text:span text:style-name="T1"><text:tab/>border-radius</text:span>: <text:span text:style-name="T64">10px</text:span>;</text:p>
      <text:p text:style-name="P93"><text:span text:style-name="T1"><text:tab/>padding</text:span>: <text:span text:style-name="T64">15px</text:span>;</text:p>
      <text:p text:style-name="P93"><text:span text:style-name="T1"><text:tab/>width</text:span>: <text:span text:style-name="T64">500px</text:span>;</text:p>
      <text:p text:style-name="P93"><text:span text:style-name="T1"><text:tab/>margin</text:span>: <text:span text:style-name="T64">0</text:span> <text:span text:style-name="T17">auto</text:span>;</text:p>
      <text:p text:style-name="P93"><text:span text:style-name="T1"><text:tab/>box-shadow</text:span>: <text:span text:style-name="T64">5px</text:span> <text:span text:style-name="T64">5px</text:span> <text:span text:style-name="T64">10px</text:span> <text:span text:style-name="T13">rgba</text:span>(<text:span text:style-name="T64">0</text:span>, <text:span text:style-name="T64">0</text:span>, <text:span text:style-name="T64">0</text:span>, <text:span text:style-name="T64">0.609</text:span>); </text:p>
      <text:p text:style-name="P93">}</text:p>
      <text:p text:style-name="P93"><text:span text:style-name="T76">footer</text:span>{</text:p>
      <text:p text:style-name="P93"><text:span text:style-name="T1"><text:tab/>color</text:span>:<text:span text:style-name="T17">white</text:span>;</text:p>
      <text:p text:style-name="P93"><text:span text:style-name="T1"><text:tab/>text-align</text:span>: <text:span text:style-name="T17">center</text:span>;</text:p>
      <text:p text:style-name="P93"><text:span text:style-name="T1"><text:tab/>font-style</text:span>: <text:span text:style-name="T17">italic</text:span>;</text:p>
      <text:p text:style-name="P93">}</text:p>
      <text:p text:style-name="P40"/>
      <text:list xml:id="list153903933194896" text:continue-numbering="true" text:style-name="L7">
        <text:list-item>
          <text:p text:style-name="P138">Exercícios Java<text:span text:style-name="T80">S</text:span>cript – Parte 2</text:p>
        </text:list-item>
      </text:list>
      <text:p text:style-name="P39"/>
      <text:list xml:id="list153903328110274" text:continue-numbering="true" text:style-name="L7">
        <text:list-item>
          <text:p text:style-name="P138">Exercícios Java<text:span text:style-name="T80">S</text:span>cript – Parte 3</text:p>
        </text:list-item>
      </text:list>
      <text:p text:style-name="P69"/>
      <text:list xml:id="list153903086421390" text:continue-numbering="true" text:style-name="L7">
        <text:list-item>
          <text:p text:style-name="P139">Aula 13 – Repetições – <text:span text:style-name="T79">Parte 1</text:span></text:p>
        </text:list-item>
      </text:list>
      <text:p text:style-name="P64">Repetições/Laços</text:p>
      <text:p text:style-name="P44">Laço “enquanto”:<text:span text:style-name="T72"> </text:span><text:span text:style-name="T74">Testa a condição para depois executar o bloco/comando. Enquanto a condição for verdadeira, ele continuará a executar o bloco/comando.</text:span></text:p>
      <text:p text:style-name="P158"/>
      <text:p text:style-name="P64">while(condição){</text:p>
      <text:p text:style-name="P64"><text:tab/>comando</text:p>
      <text:p text:style-name="P64">}</text:p>
      <text:p text:style-name="P64"/>
      <text:p text:style-name="P65">Exemplo:</text:p>
      <text:p text:style-name="P155"/>
      <text:p text:style-name="P104"><text:span text:style-name="T49">var</text:span><text:span text:style-name="T42"> </text:span><text:span text:style-name="T7">computador</text:span><text:span text:style-name="T42"> = </text:span><text:span text:style-name="T65">1</text:span></text:p>
      <text:p text:style-name="P93"><text:span text:style-name="T71">while</text:span> (<text:span text:style-name="T1">computador</text:span> &lt;= <text:span text:style-name="T64">6</text:span>){</text:p>
      <text:p text:style-name="P93"><text:span text:style-name="T1"><text:tab/>console</text:span>.<text:span text:style-name="T13">log</text:span>((<text:span text:style-name="T17">'Tudo bem?'</text:span>))</text:p>
      <text:p text:style-name="P93"><text:span text:style-name="T1"><text:tab/>computador</text:span>++</text:p>
      <text:p text:style-name="P93"><text:soft-page-break/>}</text:p>
      <text:p text:style-name="P155"/>
      <text:p text:style-name="P155"/>
      <text:p text:style-name="P45">Laço “faça”:<text:span text:style-name="T72"> </text:span><text:span text:style-name="T74">Executa o bloco/comando para depois testar a condição. Enquanto a condição for verdadeira, ele continuará a executar o bloco/comando.</text:span></text:p>
      <text:p text:style-name="P158"/>
      <text:p text:style-name="P65">do{</text:p>
      <text:p text:style-name="P65"><text:tab/>comando</text:p>
      <text:p text:style-name="P65">}while(condição<text:span text:style-name="T78">)</text:span></text:p>
      <text:p text:style-name="P156"/>
      <text:p text:style-name="P104"><text:span text:style-name="T8">computador</text:span><text:span text:style-name="T44"> = </text:span><text:span text:style-name="T66">1</text:span></text:p>
      <text:p text:style-name="P93"><text:span text:style-name="T71">do</text:span>{</text:p>
      <text:p text:style-name="P93"><text:span text:style-name="T1"><text:tab/>console</text:span>.<text:span text:style-name="T13">log</text:span>(<text:span text:style-name="T17">`Passo </text:span><text:span text:style-name="T46">${</text:span><text:span text:style-name="T1">computador</text:span><text:span text:style-name="T46">}</text:span><text:span text:style-name="T17">`</text:span>)</text:p>
      <text:p text:style-name="P93"><text:span text:style-name="T1"><text:tab/>computador</text:span>++</text:p>
      <text:p text:style-name="P93">}<text:span text:style-name="T71">while</text:span>(<text:span text:style-name="T1">computador</text:span> &lt;= <text:span text:style-name="T64">6</text:span>)</text:p>
      <text:p text:style-name="P156"/>
      <text:list xml:id="list153903477022254" text:continue-numbering="true" text:style-name="L7">
        <text:list-item>
          <text:p text:style-name="P140">Aula 14<text:span text:style-name="T75"> – Repetições – </text:span>Parte 2</text:p>
        </text:list-item>
      </text:list>
      <text:p text:style-name="P149">Estrutura de repetição com variável de controle.</text:p>
      <text:p text:style-name="P149"><text:span text:style-name="T81">Laço “para”:</text:span><text:span text:style-name="T80"> </text:span>Inicia uma variável, executa um teste e se este teste for verdadeiro, executa o bloco, volta para o início e incrementa a variável. Realiza novamente o teste e se for verdadeiro continua a executar o bloco e incrementando, até o teste ser falso.</text:p>
      <text:p text:style-name="P41"/>
      <text:p text:style-name="P66">for(inicialização; teste; incremento){</text:p>
      <text:p text:style-name="P66"><text:tab/>comando</text:p>
      <text:p text:style-name="P66">}</text:p>
      <text:p text:style-name="P41"/>
      <text:p text:style-name="P101"><text:span text:style-name="T71">for</text:span>(<text:span text:style-name="T46">var</text:span> <text:span text:style-name="T1">computador</text:span> = <text:span text:style-name="T64">1</text:span>; <text:span text:style-name="T1">computador</text:span> &lt;= <text:span text:style-name="T64">5</text:span>; <text:span text:style-name="T1">computador</text:span>++){</text:p>
      <text:p text:style-name="P93"><text:span text:style-name="T1"><text:tab/>console</text:span>.<text:span text:style-name="T13">log</text:span>(<text:span text:style-name="T17">`Passo </text:span><text:span text:style-name="T46">${</text:span><text:span text:style-name="T1">computador</text:span><text:span text:style-name="T46">}</text:span><text:span text:style-name="T17">`</text:span>)</text:p>
      <text:p text:style-name="P93">}</text:p>
      <text:p text:style-name="P157"/>
      <text:list xml:id="list153903912799250" text:continue-numbering="true" text:style-name="L7">
        <text:list-item>
          <text:p text:style-name="P141">Exercícios JavaScript– Parte 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57:33.983777748</meta:creation-date>
    <dc:date>2021-06-03T15:39:02.511728988</dc:date>
    <meta:editing-duration>PT9H27M52S</meta:editing-duration>
    <meta:editing-cycles>13</meta:editing-cycles>
    <meta:generator>LibreOffice/6.1.5.2$Linux_X86_64 LibreOffice_project/10$Build-2</meta:generator>
    <meta:document-statistic meta:table-count="5" meta:image-count="0" meta:object-count="0" meta:page-count="12" meta:paragraph-count="481" meta:word-count="1923" meta:character-count="12538" meta:non-whitespace-character-count="10921"/>
  </office:meta>
</office:document-meta>
</file>